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DF0000002858A6FD16A7401D9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Arial1" svg:font-family="Arial"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text-properties fo:font-size="14pt" officeooo:rsid="0296f426" officeooo:paragraph-rsid="0296f426" style:font-size-asian="12.25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style:text-line-through-style="solid" style:text-line-through-type="single" style:font-name="Verdana" fo:font-size="11pt" officeooo:paragraph-rsid="000710ec" style:font-name-asian="Merriweather1" style:font-size-asian="11pt" style:font-name-complex="Merriweather1" style:font-size-complex="11pt"/>
    </style:style>
    <style:style style:name="P4" style:family="paragraph" style:parent-style-name="Standard">
      <style:paragraph-properties fo:orphans="0" fo:widows="0"/>
      <style:text-properties fo:color="#000000" style:font-name="Verdana" fo:font-size="11pt" style:font-size-asian="11pt" style:font-size-complex="11pt"/>
    </style:style>
    <style:style style:name="P5" style:family="paragraph" style:parent-style-name="Standard">
      <style:text-properties fo:color="#000000" style:font-name="Verdana" fo:font-size="11pt" fo:font-weight="bold" officeooo:paragraph-rsid="01e71b86" style:font-name-asian="Merriweather1" style:font-size-asian="11pt" style:font-name-complex="Merriweather1" style:font-size-complex="11pt"/>
    </style:style>
    <style:style style:name="P6" style:family="paragraph" style:parent-style-name="Standard">
      <style:text-properties fo:color="#000000" style:font-name="Verdana" fo:font-size="11pt" officeooo:rsid="01c12a96" officeooo:paragraph-rsid="027a4805" style:font-name-asian="Merriweather1" style:font-size-asian="11pt" style:font-name-complex="Merriweather1" style:font-size-complex="11pt"/>
    </style:style>
    <style:style style:name="P7" style:family="paragraph" style:parent-style-name="Standard">
      <style:text-properties fo:font-variant="normal" fo:text-transform="none" fo:color="#000000" style:font-name="Verdana" fo:font-size="11pt" fo:letter-spacing="normal" fo:font-style="normal" fo:font-weight="normal" officeooo:paragraph-rsid="01e71b86" style:font-name-asian="Merriweather1" style:font-size-asian="11pt" style:font-name-complex="Merriweather1" style:font-size-complex="11pt"/>
    </style:style>
    <style:style style:name="P8" style:family="paragraph" style:parent-style-name="Standard">
      <style:text-properties fo:font-variant="normal" fo:text-transform="none" fo:color="#000000" style:font-name="Verdana" fo:font-size="11pt" fo:letter-spacing="normal" fo:font-style="normal" fo:font-weight="normal" officeooo:rsid="002940e8" officeooo:paragraph-rsid="02a489fd" style:font-name-asian="Merriweather1" style:font-size-asian="11pt" style:font-name-complex="Merriweather1" style:font-size-complex="11pt"/>
    </style:style>
    <style:style style:name="P9" style:family="paragraph" style:parent-style-name="Standard">
      <style:text-properties fo:font-variant="normal" fo:text-transform="none" fo:color="#000000" style:font-name="Verdana" fo:font-size="11pt" fo:letter-spacing="normal" fo:font-style="normal" fo:font-weight="normal" officeooo:rsid="02b3aa91" officeooo:paragraph-rsid="02b3aa91" style:font-name-asian="Merriweather1" style:font-size-asian="11pt" style:font-weight-asian="normal" style:font-name-complex="Merriweather1" style:font-size-complex="11pt" style:font-weight-complex="normal"/>
    </style:style>
    <style:style style:name="P10" style:family="paragraph" style:parent-style-name="Standard">
      <style:text-properties officeooo:rsid="02b10aa4" officeooo:paragraph-rsid="02b10aa4"/>
    </style:style>
    <style:style style:name="P11" style:family="paragraph" style:parent-style-name="Standard">
      <style:text-properties officeooo:paragraph-rsid="02bcd08f"/>
    </style:style>
    <style:style style:name="P12" style:family="paragraph" style:parent-style-name="Standard">
      <style:text-properties officeooo:paragraph-rsid="02be1e02"/>
    </style:style>
    <style:style style:name="P13" style:family="paragraph" style:parent-style-name="Text_20_body">
      <style:text-properties fo:color="#000000" style:font-name="Verdana" fo:font-size="11pt" officeooo:rsid="00a7d1a3" officeooo:paragraph-rsid="00a7d1a3" style:font-size-asian="11pt" style:font-size-complex="11pt"/>
    </style:style>
    <style:style style:name="P14" style:family="paragraph" style:parent-style-name="Text_20_body">
      <style:text-properties fo:color="#000000" style:font-name="Verdana" fo:font-size="11pt" officeooo:rsid="00a7d1a3" officeooo:paragraph-rsid="00b7bec1" style:font-size-asian="11pt" style:font-size-complex="11pt"/>
    </style:style>
    <style:style style:name="P15" style:family="paragraph" style:parent-style-name="Text_20_body">
      <style:paragraph-properties fo:text-align="start" style:justify-single-word="false"/>
      <style:text-properties fo:color="#000000" style:font-name="Verdana" fo:font-size="11pt" officeooo:paragraph-rsid="0214a9ae" style:font-size-asian="11pt" style:font-size-complex="11pt"/>
    </style:style>
    <style:style style:name="P16" style:family="paragraph" style:parent-style-name="Text_20_body">
      <style:text-properties fo:color="#000000" style:font-name="Verdana" fo:font-size="11pt" fo:font-style="italic" style:text-underline-style="none" officeooo:rsid="00a5600e" officeooo:paragraph-rsid="00a5600e" style:font-size-asian="11pt" style:font-style-asian="italic" style:font-size-complex="11pt" style:font-style-complex="italic"/>
    </style:style>
    <style:style style:name="P17" style:family="paragraph" style:parent-style-name="Text_20_body">
      <style:paragraph-properties fo:text-align="start" style:justify-single-word="false"/>
      <style:text-properties fo:color="#000000" style:font-name="Verdana" fo:font-size="11pt" fo:font-style="normal" style:text-underline-style="none" officeooo:rsid="017b463d" officeooo:paragraph-rsid="02ddf6c3" style:font-size-asian="11pt" style:font-style-asian="normal" style:font-size-complex="11pt" style:font-style-complex="normal"/>
    </style:style>
    <style:style style:name="P18" style:family="paragraph" style:parent-style-name="Text_20_body">
      <style:paragraph-properties fo:text-align="start" style:justify-single-word="false"/>
      <style:text-properties fo:color="#000000" style:font-name="Verdana" fo:font-size="11pt" style:text-underline-style="none" fo:font-weight="normal" officeooo:paragraph-rsid="02c6bd22" style:font-size-asian="11pt" style:font-weight-asian="normal" style:font-size-complex="11pt" style:font-weight-complex="normal"/>
    </style:style>
    <style:style style:name="P19" style:family="paragraph" style:parent-style-name="Text_20_body">
      <style:paragraph-properties fo:text-align="start" style:justify-single-word="false"/>
      <style:text-properties fo:color="#000000" style:font-name="Verdana" fo:font-size="11pt" fo:font-weight="normal" officeooo:paragraph-rsid="02f21c4b" style:font-size-asian="11pt" style:font-weight-asian="normal" style:font-size-complex="11pt" style:font-weight-complex="normal"/>
    </style:style>
    <style:style style:name="P20" style:family="paragraph" style:parent-style-name="Text_20_body">
      <style:text-properties fo:color="#000000" style:font-name="Gadugi" fo:font-size="13pt" officeooo:paragraph-rsid="0214a9ae" style:font-size-asian="13pt" style:font-size-complex="13pt"/>
    </style:style>
    <style:style style:name="P21" style:family="paragraph" style:parent-style-name="Text_20_body">
      <style:text-properties fo:font-variant="normal" fo:text-transform="none" fo:color="#000000" style:font-name="Verdana" fo:font-size="11pt" fo:letter-spacing="normal" fo:font-style="normal" style:text-underline-style="solid" style:text-underline-width="auto" style:text-underline-color="font-color" fo:font-weight="normal" officeooo:rsid="00be2b45" officeooo:paragraph-rsid="000ecf6d" style:font-size-asian="11pt" style:font-style-asian="normal" style:font-size-complex="11pt" style:font-style-complex="normal"/>
    </style:style>
    <style:style style:name="P22" style:family="paragraph" style:parent-style-name="Text_20_body">
      <style:text-properties fo:font-variant="normal" fo:text-transform="none" fo:color="#000000" style:font-name="Verdana" fo:font-size="11pt" fo:letter-spacing="normal" fo:font-style="normal" fo:font-weight="normal" officeooo:rsid="00bc8cba" officeooo:paragraph-rsid="000ecf6d" style:font-size-asian="11pt" style:font-size-complex="11pt"/>
    </style:style>
    <style:style style:name="P23" style:family="paragraph" style:parent-style-name="Text_20_body">
      <style:text-properties fo:font-variant="normal" fo:text-transform="none" fo:color="#000000" style:font-name="Verdana" fo:font-size="11pt" fo:letter-spacing="normal" fo:font-style="normal" fo:font-weight="normal" officeooo:paragraph-rsid="027639cb" style:font-size-asian="11pt" style:font-weight-asian="normal" style:font-size-complex="11pt" style:font-weight-complex="normal"/>
    </style:style>
    <style:style style:name="P24" style:family="paragraph" style:parent-style-name="Text_20_body">
      <style:paragraph-properties fo:text-align="start" style:justify-single-word="false"/>
      <style:text-properties fo:font-variant="normal" fo:text-transform="none" fo:color="#000000" style:font-name="Verdana" fo:font-size="11pt" fo:letter-spacing="normal" fo:font-style="normal" style:text-underline-style="none" fo:font-weight="normal" officeooo:rsid="000ecf6d" officeooo:paragraph-rsid="017b463d" style:font-name-asian="Merriweather1" style:font-size-asian="11pt" style:font-style-asian="normal" style:font-weight-asian="normal" style:font-name-complex="Merriweather1" style:font-size-complex="11pt" style:font-style-complex="normal" style:font-weight-complex="normal"/>
    </style:style>
    <style:style style:name="P25" style:family="paragraph" style:parent-style-name="Text_20_body">
      <style:text-properties fo:font-variant="normal" fo:text-transform="none" fo:color="#000000" style:font-name="Verdana" fo:font-size="11pt" fo:letter-spacing="normal" fo:font-style="normal" style:text-underline-style="none" fo:font-weight="normal" officeooo:rsid="0079e04b" officeooo:paragraph-rsid="000ecf6d" style:font-name-asian="Merriweather1" style:font-size-asian="11pt" style:font-style-asian="normal" style:font-weight-asian="normal" style:font-name-complex="Merriweather1" style:font-size-complex="11pt" style:font-style-complex="normal" style:font-weight-complex="normal"/>
    </style:style>
    <style:style style:name="P26" style:family="paragraph" style:parent-style-name="Text_20_body">
      <style:text-properties fo:font-variant="normal" fo:text-transform="none" fo:color="#000000" style:font-name="Verdana" fo:font-size="11pt" fo:letter-spacing="normal" fo:font-style="italic" style:text-underline-style="none" fo:font-weight="normal" officeooo:rsid="00f40286" officeooo:paragraph-rsid="00f40286" style:font-name-asian="Merriweather1" style:font-size-asian="11pt" style:font-style-asian="italic" style:font-weight-asian="normal" style:font-name-complex="Merriweather1" style:font-size-complex="11pt" style:font-style-complex="italic" style:font-weight-complex="normal"/>
    </style:style>
    <style:style style:name="P27" style:family="paragraph" style:parent-style-name="Text_20_body">
      <style:text-properties officeooo:paragraph-rsid="001a1a59"/>
    </style:style>
    <style:style style:name="P28" style:family="paragraph" style:parent-style-name="Text_20_body" style:master-page-name="">
      <loext:graphic-properties draw:fill="none"/>
      <style:paragraph-properties fo:margin-left="0cm" fo:margin-right="7.5cm" fo:margin-top="0cm" fo:margin-bottom="0.247cm" loext:contextual-spacing="false" fo:line-height="115%" fo:text-align="start" style:justify-single-word="false" fo:text-indent="0cm" style:auto-text-indent="false" style:page-number="auto" fo:background-color="transparent"/>
      <style:text-properties fo:color="#000000" style:font-name="Verdana" fo:font-size="11pt" fo:font-weight="normal" officeooo:paragraph-rsid="01d931bf" style:font-size-asian="11pt" style:font-size-complex="11pt"/>
    </style:style>
    <style:style style:name="P29" style:family="paragraph" style:parent-style-name="Text_20_body">
      <loext:graphic-properties draw:fill="none"/>
      <style:paragraph-properties fo:margin-left="0cm" fo:margin-right="7.5cm" fo:margin-top="0cm" fo:margin-bottom="0.247cm" loext:contextual-spacing="false" fo:line-height="115%" fo:text-align="start" style:justify-single-word="false" fo:text-indent="0cm" style:auto-text-indent="false" fo:background-color="transparent"/>
      <style:text-properties fo:font-variant="normal" fo:text-transform="none" fo:color="#000000" style:font-name="Verdana" fo:font-size="11pt" fo:letter-spacing="normal" fo:font-style="normal" fo:font-weight="normal" officeooo:rsid="000ecf6d" officeooo:paragraph-rsid="01d931bf" style:font-name-asian="Merriweather1" style:font-size-asian="11pt" style:font-weight-asian="normal" style:font-name-complex="Merriweather1" style:font-size-complex="11pt" style:font-weight-complex="normal"/>
    </style:style>
    <style:style style:name="P30" style:family="paragraph" style:parent-style-name="Text_20_body">
      <loext:graphic-properties draw:fill="none"/>
      <style:paragraph-properties fo:margin-left="0cm" fo:margin-right="7.5cm" fo:margin-top="0cm" fo:margin-bottom="0.247cm" loext:contextual-spacing="false" fo:line-height="115%" fo:text-align="start" style:justify-single-word="false" fo:text-indent="0cm" style:auto-text-indent="false" fo:background-color="transparent"/>
      <style:text-properties officeooo:paragraph-rsid="02b10aa4"/>
    </style:style>
    <style:style style:name="P31" style:family="paragraph" style:parent-style-name="Heading_20_1">
      <style:text-properties officeooo:paragraph-rsid="02cbd0a5"/>
    </style:style>
    <style:style style:name="P32" style:family="paragraph" style:parent-style-name="Heading_20_1">
      <style:paragraph-properties fo:break-before="page"/>
    </style:style>
    <style:style style:name="P33" style:family="paragraph" style:parent-style-name="Text_20_body" style:list-style-name="L1">
      <style:text-properties fo:color="#000000" style:font-name="Verdana" fo:font-size="11pt" officeooo:paragraph-rsid="00af8703" style:font-size-asian="11pt" style:font-size-complex="11pt"/>
    </style:style>
    <style:style style:name="P34" style:family="paragraph" style:parent-style-name="Text_20_body" style:list-style-name="L1">
      <style:text-properties fo:color="#000000" style:font-name="Verdana" fo:font-size="11pt" officeooo:rsid="007c219a" officeooo:paragraph-rsid="02c17881" style:font-size-asian="11pt" style:font-size-complex="11pt"/>
    </style:style>
    <style:style style:name="P35" style:family="paragraph" style:parent-style-name="Text_20_body" style:list-style-name="L3">
      <style:text-properties fo:color="#000000" style:font-name="Verdana" fo:font-size="11pt" officeooo:rsid="007c219a" officeooo:paragraph-rsid="00a7d1a3" style:font-size-asian="11pt" style:font-size-complex="11pt"/>
    </style:style>
    <style:style style:name="P36" style:family="paragraph" style:parent-style-name="Text_20_body" style:list-style-name="L2">
      <style:text-properties fo:color="#000000" style:font-name="Verdana" fo:font-size="11pt" officeooo:paragraph-rsid="00ba2651" style:font-size-asian="11pt" style:font-size-complex="11pt"/>
    </style:style>
    <style:style style:name="P37" style:family="paragraph" style:parent-style-name="Text_20_body" style:list-style-name="L2">
      <style:text-properties fo:color="#000000" style:font-name="Verdana" fo:font-size="11pt" officeooo:paragraph-rsid="02bcd08f" style:font-size-asian="11pt" style:font-size-complex="11pt"/>
    </style:style>
    <style:style style:name="P38" style:family="paragraph" style:parent-style-name="Text_20_body" style:list-style-name="L3">
      <style:text-properties fo:color="#000000" style:font-name="Verdana" fo:font-size="11pt" officeooo:rsid="0084f3d0" officeooo:paragraph-rsid="00a7d1a3" style:font-size-asian="11pt" style:font-size-complex="11pt"/>
    </style:style>
    <style:style style:name="P39" style:family="paragraph" style:parent-style-name="Text_20_body" style:list-style-name="L3">
      <style:text-properties fo:color="#000000" style:font-name="Arial1" fo:font-size="11pt" officeooo:rsid="007c219a" officeooo:paragraph-rsid="01ddf5a5" style:font-size-asian="11pt" style:font-size-complex="11pt"/>
    </style:style>
    <style:style style:name="P40" style:family="paragraph" style:parent-style-name="Text_20_body" style:list-style-name="L2">
      <style:text-properties fo:color="#ce181e" style:font-name="Verdana" fo:font-size="11pt" fo:font-weight="normal" officeooo:paragraph-rsid="007dfb2b" style:font-size-asian="11pt" style:font-weight-asian="normal" style:font-size-complex="11pt" style:font-weight-complex="normal"/>
    </style:style>
    <style:style style:name="P41" style:family="paragraph" style:parent-style-name="Text_20_body" style:list-style-name="L4">
      <style:paragraph-properties fo:text-align="start" style:justify-single-word="false"/>
      <style:text-properties officeooo:paragraph-rsid="02c7abad"/>
    </style:style>
    <style:style style:name="P42" style:family="paragraph" style:parent-style-name="Standard" style:list-style-name="L5">
      <style:text-properties officeooo:paragraph-rsid="02be1e02"/>
    </style:style>
    <style:style style:name="P43" style:family="paragraph" style:parent-style-name="Standard" style:list-style-name="L6">
      <style:text-properties fo:font-variant="normal" fo:text-transform="none" fo:color="#000000" style:font-name="Verdana" fo:font-size="11pt" fo:letter-spacing="normal" fo:font-style="normal" fo:font-weight="normal" officeooo:rsid="02b61ca4" officeooo:paragraph-rsid="02b61ca4" style:font-name-asian="Merriweather1" style:font-size-asian="11pt" style:font-weight-asian="normal" style:font-name-complex="Merriweather1" style:font-size-complex="11pt" style:font-weight-complex="normal"/>
    </style:style>
    <style:style style:name="P44" style:family="paragraph" style:parent-style-name="Standard" style:list-style-name="L6">
      <style:text-properties fo:font-variant="normal" fo:text-transform="none" fo:color="#000000" style:font-name="Verdana" fo:font-size="11pt" fo:letter-spacing="normal" fo:font-style="normal" fo:font-weight="normal" officeooo:rsid="02b61ca4" officeooo:paragraph-rsid="02b7f4c4" style:font-name-asian="Merriweather1" style:font-size-asian="11pt" style:font-weight-asian="normal" style:font-name-complex="Merriweather1" style:font-size-complex="11pt" style:font-weight-complex="normal"/>
    </style:style>
    <style:style style:name="P45" style:family="paragraph" style:parent-style-name="Standard" style:list-style-name="L6">
      <style:text-properties fo:font-variant="normal" fo:text-transform="none" fo:color="#000000" style:font-name="Verdana" fo:font-size="11pt" fo:letter-spacing="normal" fo:font-style="normal" fo:font-weight="normal" officeooo:rsid="02b3aa91" officeooo:paragraph-rsid="02b3aa91" style:font-name-asian="Merriweather1" style:font-size-asian="11pt" style:font-weight-asian="normal" style:font-name-complex="Merriweather1" style:font-size-complex="11pt" style:font-weight-complex="normal"/>
    </style:style>
    <style:style style:name="P46" style:family="paragraph" style:parent-style-name="Standard" style:master-page-name="Standard">
      <style:paragraph-properties fo:text-align="center" style:justify-single-word="false" style:page-number="1"/>
      <style:text-properties fo:color="#000000" style:font-name="Gadugi" fo:font-size="18pt" style:text-underline-style="none" fo:font-weight="normal" officeooo:rsid="02aa859c" officeooo:paragraph-rsid="02aa859c" style:font-name-asian="Merriweather1" style:font-size-asian="18pt" style:font-weight-asian="normal" style:font-name-complex="Merriweather1" style:font-size-complex="18pt" style:font-weight-complex="normal"/>
    </style:style>
    <style:style style:name="P47" style:family="paragraph">
      <loext:graphic-properties draw:fill="solid" draw:fill-color="#a0a0a0"/>
      <style:paragraph-properties fo:text-align="center"/>
    </style:style>
    <style:style style:name="T1" style:family="text">
      <style:text-properties style:font-name-asian="Merriweather1" style:font-name-complex="Merriweather1"/>
    </style:style>
    <style:style style:name="T2" style:family="text">
      <style:text-properties style:font-name-asian="Merriweather1" style:font-style-asian="italic" style:font-name-complex="Merriweather1"/>
    </style:style>
    <style:style style:name="T3" style:family="text">
      <style:text-properties officeooo:rsid="027639cb" style:font-name-asian="Merriweather1" style:font-style-asian="italic" style:font-name-complex="Merriweather1"/>
    </style:style>
    <style:style style:name="T4" style:family="text">
      <style:text-properties officeooo:rsid="022b54a6" style:font-name-asian="Merriweather1" style:font-style-asian="italic" style:font-name-complex="Merriweather1"/>
    </style:style>
    <style:style style:name="T5" style:family="text">
      <style:text-properties officeooo:rsid="0251babc" style:font-name-asian="Merriweather1" style:font-style-asian="italic" style:font-name-complex="Merriweather1"/>
    </style:style>
    <style:style style:name="T6" style:family="text">
      <style:text-properties officeooo:rsid="000dee76" style:font-name-asian="Merriweather1" style:font-style-asian="italic" style:font-name-complex="Merriweather1"/>
    </style:style>
    <style:style style:name="T7" style:family="text">
      <style:text-properties officeooo:rsid="01f3ac30" style:font-name-asian="Merriweather1" style:font-style-asian="italic" style:font-name-complex="Merriweather1"/>
    </style:style>
    <style:style style:name="T8"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000000" style:font-name="Verdana" fo:font-size="11pt" fo:letter-spacing="normal" fo:font-style="normal" fo:font-weight="normal" officeooo:rsid="00322413" style:font-size-asian="11pt" style:font-weight-asian="normal" style:font-size-complex="11pt" style:font-weight-complex="normal"/>
    </style:style>
    <style:style style:name="T10" style:family="text">
      <style:text-properties fo:font-variant="normal" fo:text-transform="none" fo:color="#000000" style:font-name="Verdana" fo:font-size="11pt" fo:letter-spacing="normal" fo:font-style="normal" fo:font-weight="normal" officeooo:rsid="0034004c" style:font-size-asian="11pt" style:font-weight-asian="normal" style:font-size-complex="11pt" style:font-weight-complex="normal"/>
    </style:style>
    <style:style style:name="T11" style:family="text">
      <style:text-properties fo:font-variant="normal" fo:text-transform="none" fo:color="#000000" style:font-name="Verdana" fo:font-size="11pt" fo:letter-spacing="normal" fo:font-style="normal" fo:font-weight="normal" officeooo:rsid="008ff90e"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Verdana" fo:font-size="11pt" fo:letter-spacing="normal" fo:font-style="normal" fo:font-weight="normal" officeooo:rsid="000710ec" style:font-name-asian="Merriweather1" style:font-size-asian="11pt" style:font-weight-asian="normal" style:font-name-complex="Merriweather1" style:font-size-complex="11pt" style:font-weight-complex="normal"/>
    </style:style>
    <style:style style:name="T13" style:family="text">
      <style:text-properties fo:font-variant="normal" fo:text-transform="none" fo:color="#000000" style:font-name="Verdana" fo:font-size="11pt" fo:letter-spacing="normal" fo:font-style="normal" fo:font-weight="normal" officeooo:rsid="00a7d1a3" style:font-name-asian="Merriweather1" style:font-size-asian="11pt" style:font-weight-asian="normal" style:font-name-complex="Merriweather1" style:font-size-complex="11pt" style:font-weight-complex="normal"/>
    </style:style>
    <style:style style:name="T14" style:family="text">
      <style:text-properties fo:font-variant="normal" fo:text-transform="none" fo:color="#000000" style:font-name="Verdana" fo:font-size="11pt" fo:letter-spacing="normal" fo:font-style="normal" fo:font-weight="normal" officeooo:rsid="0117f87b" style:font-name-asian="Merriweather1" style:font-size-asian="11pt" style:font-weight-asian="normal" style:font-name-complex="Merriweather1" style:font-size-complex="11pt" style:font-weight-complex="normal"/>
    </style:style>
    <style:style style:name="T15" style:family="text">
      <style:text-properties fo:font-variant="normal" fo:text-transform="none" fo:color="#000000" style:font-name="Verdana" fo:font-size="11pt" fo:letter-spacing="normal" fo:font-style="normal" fo:font-weight="normal" officeooo:rsid="02bcd08f" style:font-name-asian="Merriweather1" style:font-size-asian="11pt" style:font-weight-asian="normal" style:font-name-complex="Merriweather1" style:font-size-complex="11pt" style:font-weight-complex="normal"/>
    </style:style>
    <style:style style:name="T16" style:family="text">
      <style:text-properties fo:font-variant="normal" fo:text-transform="none" fo:color="#000000" style:font-name="Verdana" fo:font-size="11pt" fo:letter-spacing="normal" fo:font-style="normal" fo:font-weight="normal" officeooo:rsid="000ecf6d" style:font-name-asian="Merriweather1" style:font-size-asian="11pt" style:font-weight-asian="normal" style:font-name-complex="Merriweather1" style:font-size-complex="11pt" style:font-weight-complex="normal"/>
    </style:style>
    <style:style style:name="T17" style:family="text">
      <style:text-properties fo:font-variant="normal" fo:text-transform="none" fo:color="#000000" style:font-name="Verdana" fo:font-size="11pt" fo:letter-spacing="normal" fo:font-style="normal" fo:font-weight="normal" officeooo:rsid="0079e04b" style:font-name-asian="Merriweather1" style:font-size-asian="11pt" style:font-weight-asian="normal" style:font-name-complex="Merriweather1" style:font-size-complex="11pt" style:font-weight-complex="normal"/>
    </style:style>
    <style:style style:name="T18" style:family="text">
      <style:text-properties fo:font-variant="normal" fo:text-transform="none" fo:color="#000000" style:font-name="Verdana" fo:font-size="11pt" fo:letter-spacing="normal" fo:font-style="normal" fo:font-weight="normal" officeooo:rsid="000710ec" style:font-name-asian="Merriweather1" style:font-size-asian="11pt" style:font-weight-asian="bold" style:font-name-complex="Merriweather1" style:font-size-complex="11pt"/>
    </style:style>
    <style:style style:name="T19" style:family="text">
      <style:text-properties fo:font-variant="normal" fo:text-transform="none" fo:color="#000000" style:font-name="Verdana" fo:font-size="11pt" fo:letter-spacing="normal" fo:font-style="normal" fo:font-weight="normal" officeooo:rsid="00f4811a" style:font-name-asian="Merriweather1" style:font-size-asian="11pt" style:font-weight-asian="bold" style:font-name-complex="Merriweather1" style:font-size-complex="11pt"/>
    </style:style>
    <style:style style:name="T20" style:family="text">
      <style:text-properties fo:font-variant="normal" fo:text-transform="none" fo:color="#000000" style:font-name="Verdana" fo:font-size="11pt" fo:letter-spacing="normal" fo:font-style="normal" fo:font-weight="normal" officeooo:rsid="0117f87b" style:font-name-asian="Merriweather1" style:font-size-asian="11pt" style:font-weight-asian="bold" style:font-name-complex="Merriweather1" style:font-size-complex="11pt"/>
    </style:style>
    <style:style style:name="T21" style:family="text">
      <style:text-properties fo:font-variant="normal" fo:text-transform="none" fo:color="#000000" style:font-name="Verdana" fo:font-size="11pt" fo:letter-spacing="normal" fo:font-style="normal" fo:font-weight="normal" officeooo:rsid="02bcd08f" style:font-name-asian="Merriweather1" style:font-size-asian="11pt" style:font-weight-asian="bold" style:font-name-complex="Merriweather1" style:font-size-complex="11pt"/>
    </style:style>
    <style:style style:name="T22" style:family="text">
      <style:text-properties fo:font-variant="normal" fo:text-transform="none" fo:color="#000000" style:font-name="Verdana" fo:font-size="11pt" fo:letter-spacing="normal" fo:font-style="normal" fo:font-weight="normal" officeooo:rsid="000e3470" style:font-name-asian="Merriweather1" style:font-size-asian="11pt" style:font-name-complex="Merriweather1" style:font-size-complex="11pt"/>
    </style:style>
    <style:style style:name="T23" style:family="text">
      <style:text-properties fo:font-variant="normal" fo:text-transform="none" fo:color="#000000" style:font-name="Verdana" fo:font-size="11pt" fo:letter-spacing="normal" fo:font-style="normal" fo:font-weight="normal" officeooo:rsid="002940e8" style:font-name-asian="Merriweather1" style:font-size-asian="11pt" style:font-name-complex="Merriweather1" style:font-size-complex="11pt"/>
    </style:style>
    <style:style style:name="T24" style:family="text">
      <style:text-properties fo:font-variant="normal" fo:text-transform="none" fo:color="#000000" style:font-name="Verdana" fo:font-size="11pt" fo:letter-spacing="normal" fo:font-style="normal" fo:font-weight="normal" officeooo:rsid="0084675a" style:font-name-asian="Merriweather1" style:font-size-asian="11pt" style:font-name-complex="Merriweather1" style:font-size-complex="11pt"/>
    </style:style>
    <style:style style:name="T25" style:family="text">
      <style:text-properties fo:font-variant="normal" fo:text-transform="none" fo:color="#000000" style:font-name="Verdana" fo:font-size="11pt" fo:letter-spacing="normal" fo:font-style="normal" fo:font-weight="normal" officeooo:rsid="00240ae4" style:font-name-asian="Merriweather1" style:font-size-asian="11pt" style:font-name-complex="Merriweather1" style:font-size-complex="11pt"/>
    </style:style>
    <style:style style:name="T26" style:family="text">
      <style:text-properties fo:font-variant="normal" fo:text-transform="none" fo:color="#000000" style:font-name="Verdana" fo:font-size="11pt" fo:letter-spacing="normal" fo:font-style="normal" fo:font-weight="normal" officeooo:rsid="02b10aa4" style:font-name-asian="Merriweather1" style:font-size-asian="11pt" style:font-name-complex="Merriweather1" style:font-size-complex="11pt"/>
    </style:style>
    <style:style style:name="T27" style:family="text">
      <style:text-properties fo:font-variant="normal" fo:text-transform="none" fo:color="#000000" style:font-name="Verdana" fo:font-size="11pt" fo:letter-spacing="normal" fo:font-style="normal" fo:font-weight="normal" officeooo:rsid="000e3470" style:font-name-asian="Merriweather1" style:font-size-asian="11pt" style:font-style-asian="italic" style:font-name-complex="Merriweather1" style:font-size-complex="11pt"/>
    </style:style>
    <style:style style:name="T28" style:family="text">
      <style:text-properties fo:font-variant="normal" fo:text-transform="none" fo:color="#000000" style:font-name="Verdana" fo:font-size="11pt" fo:letter-spacing="normal" fo:font-style="normal" fo:font-weight="normal" officeooo:rsid="002940e8" style:font-name-asian="Merriweather1" style:font-size-asian="11pt" style:font-style-asian="italic" style:font-name-complex="Merriweather1" style:font-size-complex="11pt"/>
    </style:style>
    <style:style style:name="T29" style:family="text">
      <style:text-properties fo:font-variant="normal" fo:text-transform="none" fo:color="#000000" style:font-name="Verdana" fo:font-size="11pt" fo:letter-spacing="normal" fo:font-style="normal" fo:font-weight="normal" officeooo:rsid="02b10aa4" style:font-name-asian="Merriweather1" style:font-size-asian="11pt" style:font-style-asian="italic" style:font-name-complex="Merriweather1" style:font-size-complex="11pt"/>
    </style:style>
    <style:style style:name="T30" style:family="text">
      <style:text-properties fo:font-variant="normal" fo:text-transform="none" fo:color="#000000" style:font-name="Verdana" fo:font-size="11pt" fo:letter-spacing="normal" fo:font-style="normal" style:text-underline-style="none" fo:font-weight="normal" officeooo:rsid="013da26e" style:font-size-asian="11pt" style:font-style-asian="normal" style:font-size-complex="11pt" style:font-style-complex="normal"/>
    </style:style>
    <style:style style:name="T31" style:family="text">
      <style:text-properties fo:font-variant="normal" fo:text-transform="none" fo:color="#000000" style:font-name="Verdana" fo:font-size="11pt" fo:letter-spacing="normal" fo:font-style="normal" style:text-underline-style="none" fo:font-weight="normal" officeooo:rsid="0207ce58" style:font-size-asian="11pt" style:font-style-asian="normal" style:font-size-complex="11pt" style:font-style-complex="normal"/>
    </style:style>
    <style:style style:name="T32" style:family="text">
      <style:text-properties fo:font-variant="normal" fo:text-transform="none" fo:color="#000000" style:font-name="Verdana" fo:font-size="11pt" fo:letter-spacing="normal" fo:font-style="normal" style:text-underline-style="none" fo:font-weight="normal" officeooo:rsid="02c7abad" style:font-size-asian="11pt" style:font-style-asian="normal" style:font-size-complex="11pt" style:font-style-complex="normal"/>
    </style:style>
    <style:style style:name="T33" style:family="text">
      <style:text-properties fo:font-variant="normal" fo:text-transform="none" fo:color="#000000" style:font-name="Verdana" fo:font-size="11pt" fo:letter-spacing="normal" fo:font-style="normal" style:text-underline-style="none" fo:font-weight="normal" officeooo:rsid="02ca8130" style:font-size-asian="11pt" style:font-style-asian="normal" style:font-size-complex="11pt" style:font-style-complex="normal"/>
    </style:style>
    <style:style style:name="T34" style:family="text">
      <style:text-properties fo:font-variant="normal" fo:text-transform="none" fo:color="#000000" style:font-name="Verdana" fo:font-size="11pt" fo:letter-spacing="normal" fo:font-style="normal" style:text-underline-style="none" fo:font-weight="normal" officeooo:rsid="02f21c4b" style:font-size-asian="11pt" style:font-style-asian="normal" style:font-size-complex="11pt" style:font-style-complex="normal"/>
    </style:style>
    <style:style style:name="T35"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17c5041" style:font-name-asian="Merriweather1" style:font-size-asian="11pt" style:font-weight-asian="normal" style:font-name-complex="Merriweather1" style:font-size-complex="11pt" style:font-weight-complex="normal"/>
    </style:style>
    <style:style style:name="T36"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052fc32" style:font-name-asian="Merriweather1" style:font-size-asian="11pt" style:font-weight-asian="normal" style:font-name-complex="Merriweather1" style:font-size-complex="11pt" style:font-weight-complex="normal"/>
    </style:style>
    <style:style style:name="T37"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1e71b86" style:font-name-asian="Merriweather1" style:font-size-asian="11pt" style:font-weight-asian="normal" style:font-name-complex="Merriweather1" style:font-size-complex="11pt" style:font-weight-complex="normal"/>
    </style:style>
    <style:style style:name="T38" style:family="text">
      <style:text-properties fo:font-variant="normal" fo:text-transform="none" fo:color="#000000" style:font-name="Verdana" fo:font-size="11pt" fo:letter-spacing="normal" fo:font-style="normal" style:text-underline-style="solid" style:text-underline-width="auto" style:text-underline-color="font-color" fo:font-weight="normal" officeooo:rsid="00c2796f" style:font-name-asian="Merriweather1" style:font-size-asian="11pt" style:font-weight-asian="normal" style:font-name-complex="Merriweather1" style:font-size-complex="11pt" style:font-weight-complex="normal"/>
    </style:style>
    <style:style style:name="T39" style:family="text">
      <style:text-properties fo:font-variant="normal" fo:text-transform="none" fo:color="#000000" style:font-name="Verdana" fo:font-size="11pt" fo:letter-spacing="normal" fo:font-style="italic" fo:font-weight="normal" officeooo:rsid="002940e8" style:font-name-asian="Merriweather1" style:font-size-asian="11pt" style:font-style-asian="italic" style:font-weight-asian="normal" style:font-name-complex="Merriweather1" style:font-size-complex="11pt" style:font-style-complex="italic" style:font-weight-complex="normal"/>
    </style:style>
    <style:style style:name="T40" style:family="text">
      <style:text-properties fo:font-variant="normal" fo:text-transform="none" fo:color="#272822" fo:letter-spacing="normal" fo:font-style="normal" officeooo:rsid="017b463d" style:font-name-asian="Merriweather1" style:font-weight-asian="bold" style:font-name-complex="Merriweather1" style:font-weight-complex="normal"/>
    </style:style>
    <style:style style:name="T41" style:family="text">
      <style:text-properties fo:font-variant="normal" fo:text-transform="none" fo:color="#272822" style:font-name="Verdana" fo:font-size="11pt" fo:letter-spacing="normal" fo:font-style="normal" fo:font-weight="normal" officeooo:rsid="00c60443" style:font-name-asian="Merriweather1" style:font-size-asian="11pt" style:font-weight-asian="bold" style:font-name-complex="Merriweather1" style:font-size-complex="11pt"/>
    </style:style>
    <style:style style:name="T42" style:family="text">
      <style:text-properties fo:font-variant="normal" fo:text-transform="none" fo:color="#272822" style:font-name="Verdana" fo:font-size="11pt" fo:letter-spacing="normal" fo:font-style="normal" fo:font-weight="normal" officeooo:rsid="000dee76" style:font-name-asian="Merriweather1" style:font-size-asian="11pt" style:font-weight-asian="bold" style:font-name-complex="Merriweather1" style:font-size-complex="11pt"/>
    </style:style>
    <style:style style:name="T43" style:family="text">
      <style:text-properties fo:font-variant="normal" fo:text-transform="none" fo:color="#272822" style:font-name="Verdana" fo:font-size="11pt" fo:letter-spacing="normal" fo:font-style="normal" fo:font-weight="normal" officeooo:rsid="000dee76" style:font-name-asian="Merriweather1" style:font-size-asian="11pt" style:font-weight-asian="normal" style:font-name-complex="Merriweather1" style:font-size-complex="11pt" style:font-weight-complex="normal"/>
    </style:style>
    <style:style style:name="T44" style:family="text">
      <style:text-properties fo:font-variant="normal" fo:text-transform="none" fo:color="#272822" style:font-name="Verdana" fo:font-size="11pt" fo:letter-spacing="normal" fo:font-style="normal" fo:font-weight="normal" officeooo:rsid="00ba2651" style:font-name-asian="Merriweather1" style:font-size-asian="11pt" style:font-weight-asian="normal" style:font-name-complex="Merriweather1" style:font-size-complex="11pt" style:font-weight-complex="normal"/>
    </style:style>
    <style:style style:name="T45" style:family="text">
      <style:text-properties fo:font-variant="normal" fo:text-transform="none" fo:color="#272822" style:font-name="Verdana" fo:font-size="11pt" fo:letter-spacing="normal" fo:font-style="normal" fo:font-weight="normal" officeooo:rsid="01dc62d0" style:font-name-asian="Merriweather1" style:font-size-asian="11pt" style:font-weight-asian="normal" style:font-name-complex="Merriweather1" style:font-size-complex="11pt" style:font-weight-complex="normal"/>
    </style:style>
    <style:style style:name="T46" style:family="text">
      <style:text-properties fo:font-variant="normal" fo:text-transform="none" fo:color="#272822" style:font-name="Verdana" fo:font-size="11pt" fo:letter-spacing="normal" fo:font-style="normal" fo:font-weight="normal" officeooo:rsid="01033aab" style:font-name-asian="Merriweather1" style:font-size-asian="11pt" style:font-weight-asian="normal" style:font-name-complex="Merriweather1" style:font-size-complex="11pt" style:font-weight-complex="normal"/>
    </style:style>
    <style:style style:name="T47" style:family="text">
      <style:text-properties fo:font-variant="normal" fo:text-transform="none" fo:color="#272822" style:font-name="Verdana" fo:font-size="11pt" fo:letter-spacing="normal" fo:font-style="normal" fo:font-weight="normal" officeooo:rsid="02939e8c" style:font-name-asian="Merriweather1" style:font-size-asian="11pt" style:font-weight-asian="normal" style:font-name-complex="Merriweather1" style:font-size-complex="11pt" style:font-weight-complex="normal"/>
    </style:style>
    <style:style style:name="T48" style:family="text">
      <style:text-properties fo:font-variant="normal" fo:text-transform="none" fo:letter-spacing="normal" fo:font-style="normal" fo:font-weight="normal" style:font-name-asian="Merriweather1" style:font-name-complex="Merriweather1"/>
    </style:style>
    <style:style style:name="T49" style:family="text">
      <style:text-properties fo:font-variant="normal" fo:text-transform="none" fo:letter-spacing="normal" fo:font-style="normal" fo:font-weight="normal" officeooo:rsid="00f589d2" style:font-name-asian="Merriweather1" style:font-name-complex="Merriweather1"/>
    </style:style>
    <style:style style:name="T50" style:family="text">
      <style:text-properties fo:font-variant="normal" fo:text-transform="none" fo:letter-spacing="normal" fo:font-style="normal" fo:font-weight="normal" officeooo:rsid="0023c4f9" style:font-name-asian="Merriweather1" style:font-name-complex="Merriweather1"/>
    </style:style>
    <style:style style:name="T51" style:family="text">
      <style:text-properties fo:font-variant="normal" fo:text-transform="none" fo:letter-spacing="normal" fo:font-style="normal" fo:font-weight="normal" officeooo:rsid="02145b61" style:font-name-asian="Merriweather1" style:font-name-complex="Merriweather1"/>
    </style:style>
    <style:style style:name="T52" style:family="text">
      <style:text-properties fo:font-variant="normal" fo:text-transform="none" fo:letter-spacing="normal" fo:font-style="normal" fo:font-weight="normal" officeooo:rsid="000dee76" style:font-weight-asian="bold"/>
    </style:style>
    <style:style style:name="T53" style:family="text">
      <style:text-properties fo:font-variant="normal" fo:text-transform="none" fo:letter-spacing="normal" fo:font-style="normal" fo:font-weight="normal" officeooo:rsid="02a78855" style:font-weight-asian="bold"/>
    </style:style>
    <style:style style:name="T54" style:family="text">
      <style:text-properties fo:font-variant="normal" fo:text-transform="none" fo:letter-spacing="normal" fo:font-style="normal" officeooo:rsid="02ca8130" style:font-name-asian="Merriweather1" style:font-name-complex="Merriweather1"/>
    </style:style>
    <style:style style:name="T55" style:family="text">
      <style:text-properties fo:font-variant="normal" fo:text-transform="none" fo:letter-spacing="normal" fo:font-style="normal" officeooo:rsid="02d62324" style:font-name-asian="Merriweather1" style:font-name-complex="Merriweather1"/>
    </style:style>
    <style:style style:name="T56" style:family="text">
      <style:text-properties fo:font-variant="normal" fo:text-transform="none" fo:letter-spacing="normal" fo:font-style="normal" officeooo:rsid="02ea47d6" style:font-name-asian="Merriweather1" style:font-name-complex="Merriweather1"/>
    </style:style>
    <style:style style:name="T57" style:family="text">
      <style:text-properties fo:font-variant="normal" fo:text-transform="none" fo:letter-spacing="normal" fo:font-style="normal" officeooo:rsid="02ec4f49" style:font-name-asian="Merriweather1" style:font-name-complex="Merriweather1"/>
    </style:style>
    <style:style style:name="T58" style:family="text">
      <style:text-properties fo:font-variant="normal" fo:text-transform="none" fo:letter-spacing="normal" fo:font-style="normal" officeooo:rsid="02f21c4b" style:font-name-asian="Merriweather1" style:font-name-complex="Merriweather1"/>
    </style:style>
    <style:style style:name="T59" style:family="text">
      <style:text-properties fo:font-variant="normal" fo:text-transform="none" fo:letter-spacing="normal" fo:font-style="normal" officeooo:rsid="02f7dd84" style:font-name-asian="Merriweather1" style:font-name-complex="Merriweather1"/>
    </style:style>
    <style:style style:name="T60" style:family="text">
      <style:text-properties fo:font-variant="normal" fo:text-transform="none" fo:letter-spacing="normal" fo:font-style="normal" officeooo:rsid="000dee76" style:font-name-asian="Merriweather1" style:font-style-asian="normal" style:font-name-complex="Merriweather1" style:font-style-complex="normal"/>
    </style:style>
    <style:style style:name="T61" style:family="text">
      <style:text-properties fo:font-variant="normal" fo:text-transform="none" fo:letter-spacing="normal" fo:font-style="normal" officeooo:rsid="0190d8aa" style:font-name-asian="Merriweather1" style:font-style-asian="normal" style:font-name-complex="Merriweather1" style:font-style-complex="normal"/>
    </style:style>
    <style:style style:name="T62" style:family="text">
      <style:text-properties fo:font-variant="normal" fo:text-transform="none" fo:letter-spacing="normal" fo:font-style="normal" officeooo:rsid="01faf3f0" style:font-name-asian="Merriweather1" style:font-style-asian="normal" style:font-name-complex="Merriweather1" style:font-style-complex="normal"/>
    </style:style>
    <style:style style:name="T63" style:family="text">
      <style:text-properties fo:font-variant="normal" fo:text-transform="none" fo:letter-spacing="normal" fo:font-style="normal" officeooo:rsid="02d31353" style:font-name-asian="Merriweather1" style:font-style-asian="normal" style:font-name-complex="Merriweather1" style:font-style-complex="normal"/>
    </style:style>
    <style:style style:name="T64" style:family="text">
      <style:text-properties fo:font-variant="normal" fo:text-transform="none" fo:letter-spacing="normal" fo:font-style="normal" officeooo:rsid="02ddf6c3" style:font-name-asian="Merriweather1" style:font-style-asian="normal" style:font-name-complex="Merriweather1" style:font-style-complex="normal"/>
    </style:style>
    <style:style style:name="T65" style:family="text">
      <style:text-properties fo:font-variant="normal" fo:text-transform="none" fo:letter-spacing="normal" fo:font-style="normal" officeooo:rsid="007baf27" style:font-name-asian="Merriweather1" style:font-weight-asian="normal" style:font-name-complex="Merriweather1" style:font-weight-complex="normal"/>
    </style:style>
    <style:style style:name="T66" style:family="text">
      <style:text-properties fo:font-variant="normal" fo:text-transform="none" fo:letter-spacing="normal" fo:font-style="normal" officeooo:rsid="00ceab3c" style:font-name-asian="Merriweather1" style:font-weight-asian="normal" style:font-name-complex="Merriweather1" style:font-weight-complex="normal"/>
    </style:style>
    <style:style style:name="T67" style:family="text">
      <style:text-properties fo:font-variant="normal" fo:text-transform="none" fo:letter-spacing="normal" fo:font-style="normal" officeooo:rsid="008d6ad0" style:font-name-asian="Merriweather1" style:font-weight-asian="normal" style:font-name-complex="Merriweather1" style:font-weight-complex="normal"/>
    </style:style>
    <style:style style:name="T68" style:family="text">
      <style:text-properties fo:font-variant="normal" fo:text-transform="none" fo:letter-spacing="normal" fo:font-style="normal" officeooo:rsid="009563db" style:font-name-asian="Merriweather1" style:font-weight-asian="normal" style:font-name-complex="Merriweather1" style:font-weight-complex="normal"/>
    </style:style>
    <style:style style:name="T69" style:family="text">
      <style:text-properties fo:font-variant="normal" fo:text-transform="none" fo:letter-spacing="normal" fo:font-style="normal" officeooo:rsid="01099d44" style:font-name-asian="Merriweather1" style:font-weight-asian="normal" style:font-name-complex="Merriweather1" style:font-weight-complex="normal"/>
    </style:style>
    <style:style style:name="T70" style:family="text">
      <style:text-properties fo:font-variant="normal" fo:text-transform="none" fo:letter-spacing="normal" fo:font-style="normal" officeooo:rsid="012227ad" style:font-name-asian="Merriweather1" style:font-weight-asian="normal" style:font-name-complex="Merriweather1" style:font-weight-complex="normal"/>
    </style:style>
    <style:style style:name="T71" style:family="text">
      <style:text-properties fo:font-variant="normal" fo:text-transform="none" fo:letter-spacing="normal" fo:font-style="normal" officeooo:rsid="013d1031" style:font-name-asian="Merriweather1" style:font-weight-asian="normal" style:font-name-complex="Merriweather1" style:font-weight-complex="normal"/>
    </style:style>
    <style:style style:name="T72" style:family="text">
      <style:text-properties fo:font-variant="normal" fo:text-transform="none" fo:letter-spacing="normal" fo:font-style="normal" officeooo:rsid="0123a0ea" style:font-name-asian="Merriweather1" style:font-weight-asian="normal" style:font-name-complex="Merriweather1" style:font-weight-complex="normal"/>
    </style:style>
    <style:style style:name="T73" style:family="text">
      <style:text-properties fo:font-variant="normal" fo:text-transform="none" fo:letter-spacing="normal" fo:font-style="normal" officeooo:rsid="01d931bf" style:font-name-asian="Merriweather1" style:font-weight-asian="normal" style:font-name-complex="Merriweather1" style:font-weight-complex="normal"/>
    </style:style>
    <style:style style:name="T74" style:family="text">
      <style:text-properties fo:font-variant="normal" fo:text-transform="none" fo:letter-spacing="normal" fo:font-style="normal" officeooo:rsid="01ddf5a5" style:font-name-asian="Merriweather1" style:font-weight-asian="normal" style:font-name-complex="Merriweather1" style:font-weight-complex="normal"/>
    </style:style>
    <style:style style:name="T75" style:family="text">
      <style:text-properties fo:font-variant="normal" fo:text-transform="none" fo:letter-spacing="normal" fo:font-style="normal" officeooo:rsid="01e71b86" style:font-name-asian="Merriweather1" style:font-weight-asian="normal" style:font-name-complex="Merriweather1" style:font-weight-complex="normal"/>
    </style:style>
    <style:style style:name="T76" style:family="text">
      <style:text-properties fo:font-variant="normal" fo:text-transform="none" fo:letter-spacing="normal" fo:font-style="normal" officeooo:rsid="020e7f77" style:font-name-asian="Merriweather1" style:font-weight-asian="normal" style:font-name-complex="Merriweather1" style:font-weight-complex="normal"/>
    </style:style>
    <style:style style:name="T77" style:family="text">
      <style:text-properties fo:font-variant="normal" fo:text-transform="none" fo:letter-spacing="normal" fo:font-style="normal" officeooo:rsid="013d6bb8"/>
    </style:style>
    <style:style style:name="T78" style:family="text">
      <style:text-properties fo:font-variant="normal" fo:text-transform="none" fo:letter-spacing="normal" fo:font-style="normal" officeooo:rsid="00328fbe"/>
    </style:style>
    <style:style style:name="T79" style:family="text">
      <style:text-properties fo:font-variant="normal" fo:text-transform="none" fo:letter-spacing="normal" fo:font-style="normal" officeooo:rsid="00be2b45"/>
    </style:style>
    <style:style style:name="T80" style:family="text">
      <style:text-properties fo:font-variant="normal" fo:text-transform="none" fo:letter-spacing="normal" fo:font-style="normal" officeooo:rsid="000ecf6d"/>
    </style:style>
    <style:style style:name="T81" style:family="text">
      <style:text-properties fo:font-variant="normal" fo:text-transform="none" fo:letter-spacing="normal" fo:font-style="normal" officeooo:rsid="00735547"/>
    </style:style>
    <style:style style:name="T82" style:family="text">
      <style:text-properties fo:font-variant="normal" fo:text-transform="none" fo:letter-spacing="normal" fo:font-style="normal" officeooo:rsid="017e08aa"/>
    </style:style>
    <style:style style:name="T83" style:family="text">
      <style:text-properties fo:font-variant="normal" fo:text-transform="none" fo:letter-spacing="normal" fo:font-style="normal" style:text-underline-style="none" officeooo:rsid="01867592" style:font-name-asian="Merriweather1" style:font-style-asian="normal" style:font-name-complex="Merriweather1" style:font-style-complex="normal"/>
    </style:style>
    <style:style style:name="T84" style:family="text">
      <style:text-properties fo:font-variant="normal" fo:text-transform="none" fo:letter-spacing="normal" fo:font-style="normal" style:text-underline-style="none" officeooo:rsid="0181833d" style:font-name-asian="Merriweather1" style:font-style-asian="normal" style:font-name-complex="Merriweather1" style:font-style-complex="normal"/>
    </style:style>
    <style:style style:name="T85" style:family="text">
      <style:text-properties fo:font-variant="normal" fo:text-transform="none" fo:letter-spacing="normal" fo:font-style="normal" style:text-underline-style="none" officeooo:rsid="01916d82" style:font-name-asian="Merriweather1" style:font-style-asian="normal" style:font-name-complex="Merriweather1" style:font-style-complex="normal"/>
    </style:style>
    <style:style style:name="T86" style:family="text">
      <style:text-properties fo:font-variant="normal" fo:text-transform="none" fo:letter-spacing="normal" fo:font-style="normal" style:text-underline-style="none" officeooo:rsid="01b8fec4" style:font-name-asian="Merriweather1" style:font-style-asian="normal" style:font-name-complex="Merriweather1" style:font-style-complex="normal"/>
    </style:style>
    <style:style style:name="T87" style:family="text">
      <style:text-properties fo:font-variant="normal" fo:text-transform="none" fo:letter-spacing="normal" fo:font-style="normal" style:text-underline-style="none" officeooo:rsid="017c5041" style:font-name-asian="Merriweather1" style:font-style-asian="normal" style:font-name-complex="Merriweather1" style:font-style-complex="normal"/>
    </style:style>
    <style:style style:name="T88" style:family="text">
      <style:text-properties fo:font-variant="normal" fo:text-transform="none" fo:letter-spacing="normal" fo:font-style="normal" style:text-underline-style="none" officeooo:rsid="02ea47d6" style:font-name-asian="Merriweather1" style:font-style-asian="normal" style:font-name-complex="Merriweather1" style:font-style-complex="normal"/>
    </style:style>
    <style:style style:name="T89" style:family="text">
      <style:text-properties fo:font-variant="normal" fo:text-transform="none" fo:letter-spacing="normal" fo:font-style="normal" style:text-underline-style="none" officeooo:rsid="02efb076" style:font-name-asian="Merriweather1" style:font-style-asian="normal" style:font-name-complex="Merriweather1" style:font-style-complex="normal"/>
    </style:style>
    <style:style style:name="T90" style:family="text">
      <style:text-properties fo:font-variant="normal" fo:text-transform="none" fo:letter-spacing="normal" fo:font-style="normal" style:text-underline-style="none" officeooo:rsid="02f21c4b" style:font-name-asian="Merriweather1" style:font-style-asian="normal" style:font-name-complex="Merriweather1" style:font-style-complex="normal"/>
    </style:style>
    <style:style style:name="T91" style:family="text">
      <style:text-properties fo:font-variant="normal" fo:text-transform="none" fo:letter-spacing="normal" fo:font-style="normal" style:text-underline-style="none" officeooo:rsid="02f55475" style:font-name-asian="Merriweather1" style:font-style-asian="normal" style:font-name-complex="Merriweather1" style:font-style-complex="normal"/>
    </style:style>
    <style:style style:name="T92" style:family="text">
      <style:text-properties fo:font-variant="normal" fo:text-transform="none" fo:letter-spacing="normal" fo:font-style="normal" officeooo:rsid="000dee76" style:font-weight-asian="bold"/>
    </style:style>
    <style:style style:name="T93" style:family="text">
      <style:text-properties fo:font-variant="normal" fo:text-transform="none" fo:letter-spacing="normal" fo:font-style="normal" officeooo:rsid="02b10aa4"/>
    </style:style>
    <style:style style:name="T94" style:family="text">
      <style:text-properties fo:font-variant="normal" fo:text-transform="none" fo:letter-spacing="normal" fo:font-style="normal" officeooo:rsid="02c0cc6e"/>
    </style:style>
    <style:style style:name="T95" style:family="text">
      <style:text-properties fo:font-variant="normal" fo:text-transform="none" fo:letter-spacing="normal" fo:font-style="normal" officeooo:rsid="007c219a"/>
    </style:style>
    <style:style style:name="T96" style:family="text">
      <style:text-properties fo:font-variant="normal" fo:text-transform="none" fo:letter-spacing="normal" fo:font-style="normal" officeooo:rsid="01896da4"/>
    </style:style>
    <style:style style:name="T97" style:family="text">
      <style:text-properties fo:font-variant="normal" fo:text-transform="none" fo:letter-spacing="normal" fo:font-style="normal" officeooo:rsid="02c17881"/>
    </style:style>
    <style:style style:name="T98" style:family="text">
      <style:text-properties fo:font-variant="normal" fo:text-transform="none" fo:letter-spacing="normal" fo:font-style="normal" officeooo:rsid="02c6bd22"/>
    </style:style>
    <style:style style:name="T99" style:family="text">
      <style:text-properties fo:font-variant="normal" fo:text-transform="none" fo:letter-spacing="normal" fo:font-style="normal" fo:font-weight="bold" officeooo:rsid="01d3362e" style:font-name-asian="Merriweather1" style:font-style-asian="normal" style:font-weight-asian="bold" style:font-name-complex="Merriweather1" style:font-style-complex="normal" style:font-weight-complex="bold"/>
    </style:style>
    <style:style style:name="T100" style:family="text">
      <style:text-properties fo:font-variant="normal" fo:text-transform="none" fo:letter-spacing="normal" fo:font-style="normal" officeooo:rsid="02d31353"/>
    </style:style>
    <style:style style:name="T101" style:family="text">
      <style:text-properties fo:font-variant="normal" fo:text-transform="none" fo:letter-spacing="normal" fo:font-style="normal" officeooo:rsid="02e3311a"/>
    </style:style>
    <style:style style:name="T102" style:family="text">
      <style:text-properties fo:font-variant="normal" fo:text-transform="none" fo:letter-spacing="normal" fo:font-style="italic" officeooo:rsid="013d6bb8" style:font-style-asian="italic" style:font-style-complex="italic"/>
    </style:style>
    <style:style style:name="T103" style:family="text">
      <style:text-properties fo:font-variant="normal" fo:text-transform="none" fo:letter-spacing="normal" fo:font-weight="normal" style:font-name-asian="Merriweather1" style:font-weight-asian="normal" style:font-name-complex="Merriweather1" style:font-weight-complex="normal"/>
    </style:style>
    <style:style style:name="T104" style:family="text">
      <style:text-properties fo:font-variant="normal" fo:text-transform="none" fo:letter-spacing="normal" fo:font-weight="normal" officeooo:rsid="01cae612" style:font-name-asian="Merriweather1" style:font-weight-asian="normal" style:font-name-complex="Merriweather1" style:font-weight-complex="normal"/>
    </style:style>
    <style:style style:name="T105" style:family="text">
      <style:text-properties fo:font-variant="normal" fo:text-transform="none" fo:letter-spacing="normal" fo:font-weight="normal" officeooo:rsid="01d3362e" style:font-name-asian="Merriweather1" style:font-weight-asian="normal" style:font-name-complex="Merriweather1" style:font-weight-complex="normal"/>
    </style:style>
    <style:style style:name="T106" style:family="text">
      <style:text-properties fo:font-variant="normal" fo:text-transform="none" fo:letter-spacing="normal" fo:font-weight="normal" officeooo:rsid="020f6ae4" style:font-name-asian="Merriweather1" style:font-weight-asian="normal" style:font-name-complex="Merriweather1" style:font-weight-complex="normal"/>
    </style:style>
    <style:style style:name="T107" style:family="text">
      <style:text-properties fo:font-variant="normal" fo:text-transform="none" fo:letter-spacing="normal" fo:font-weight="normal" officeooo:rsid="0079e04b" style:font-name-asian="Merriweather1" style:font-weight-asian="normal" style:font-name-complex="Merriweather1" style:font-weight-complex="normal"/>
    </style:style>
    <style:style style:name="T108" style:family="text">
      <style:text-properties fo:font-variant="normal" fo:text-transform="none" fo:letter-spacing="normal" fo:font-weight="normal" officeooo:rsid="00b562db" style:font-name-asian="Merriweather1" style:font-weight-asian="normal" style:font-name-complex="Merriweather1" style:font-weight-complex="normal"/>
    </style:style>
    <style:style style:name="T109" style:family="text">
      <style:text-properties fo:font-variant="normal" fo:text-transform="none" fo:letter-spacing="normal" fo:font-weight="normal" officeooo:rsid="000ecf6d" style:font-name-asian="Merriweather1" style:font-weight-asian="normal" style:font-name-complex="Merriweather1" style:font-weight-complex="normal"/>
    </style:style>
    <style:style style:name="T110" style:family="text">
      <style:text-properties fo:font-variant="normal" fo:text-transform="none" fo:letter-spacing="normal" fo:font-weight="normal" officeooo:rsid="001f6a69" style:font-name-asian="Merriweather1" style:font-weight-asian="normal" style:font-name-complex="Merriweather1" style:font-weight-complex="normal"/>
    </style:style>
    <style:style style:name="T111" style:family="text">
      <style:text-properties fo:font-variant="normal" fo:text-transform="none" fo:letter-spacing="normal" fo:font-weight="normal" officeooo:rsid="02d2fd25"/>
    </style:style>
    <style:style style:name="T112" style:family="text">
      <style:text-properties fo:font-variant="normal" fo:text-transform="none" fo:letter-spacing="normal" fo:font-weight="normal" officeooo:rsid="02f21c4b"/>
    </style:style>
    <style:style style:name="T113" style:family="text">
      <style:text-properties fo:font-variant="normal" fo:text-transform="none" fo:letter-spacing="normal" fo:font-weight="normal" officeooo:rsid="02f55475"/>
    </style:style>
    <style:style style:name="T114" style:family="text">
      <style:text-properties fo:font-variant="normal" fo:text-transform="none" style:font-name="Gadugi" fo:font-size="13pt" fo:letter-spacing="normal" fo:font-style="normal" fo:font-weight="normal" officeooo:rsid="000ecf6d" style:font-name-asian="Merriweather1" style:font-size-asian="13pt" style:font-weight-asian="normal" style:font-name-complex="Merriweather1" style:font-size-complex="13pt" style:font-weight-complex="normal"/>
    </style:style>
    <style:style style:name="T115" style:family="text">
      <style:text-properties fo:font-variant="normal" fo:text-transform="none" style:font-name="Gadugi" fo:font-size="13pt" fo:letter-spacing="normal" fo:font-style="normal" fo:font-weight="normal" officeooo:rsid="007baf27" style:font-name-asian="Merriweather1" style:font-size-asian="13pt" style:font-weight-asian="normal" style:font-name-complex="Merriweather1" style:font-size-complex="13pt" style:font-weight-complex="normal"/>
    </style:style>
    <style:style style:name="T116" style:family="text">
      <style:text-properties fo:font-variant="normal" fo:text-transform="none" style:font-name="Verdana" fo:font-size="11pt" fo:letter-spacing="normal" fo:font-style="normal" fo:font-weight="normal" officeooo:rsid="000dee76" style:font-name-asian="Merriweather1" style:font-size-asian="11pt" style:font-weight-asian="normal" style:font-name-complex="Merriweather1" style:font-size-complex="11pt" style:font-weight-complex="normal"/>
    </style:style>
    <style:style style:name="T117" style:family="text">
      <style:text-properties fo:font-variant="normal" fo:text-transform="none" style:font-name="Verdana" fo:font-size="11pt" fo:letter-spacing="normal" fo:font-style="normal" fo:font-weight="normal" officeooo:rsid="01dc62d0" style:font-name-asian="Merriweather1" style:font-size-asian="11pt" style:font-weight-asian="normal" style:font-name-complex="Merriweather1" style:font-size-complex="11pt" style:font-weight-complex="normal"/>
    </style:style>
    <style:style style:name="T118" style:family="text">
      <style:text-properties fo:font-variant="normal" fo:text-transform="none" style:font-name="Verdana" fo:font-size="11pt" fo:letter-spacing="normal" fo:font-style="normal" fo:font-weight="normal" officeooo:rsid="00a5600e" style:font-name-asian="Merriweather1" style:font-size-asian="11pt" style:font-weight-asian="normal" style:font-name-complex="Merriweather1" style:font-size-complex="11pt" style:font-weight-complex="normal"/>
    </style:style>
    <style:style style:name="T119" style:family="text">
      <style:text-properties fo:font-variant="normal" fo:text-transform="none" style:font-name="Verdana" fo:font-size="11pt" fo:letter-spacing="normal" fo:font-style="normal" fo:font-weight="normal" officeooo:rsid="00ba2651" style:font-name-asian="Merriweather1" style:font-size-asian="11pt" style:font-weight-asian="normal" style:font-name-complex="Merriweather1" style:font-size-complex="11pt" style:font-weight-complex="normal"/>
    </style:style>
    <style:style style:name="T120" style:family="text">
      <style:text-properties fo:font-weight="normal" style:font-weight-asian="normal" style:font-weight-complex="normal"/>
    </style:style>
    <style:style style:name="T121" style:family="text">
      <style:text-properties fo:font-weight="bold" officeooo:rsid="0084f3d0" style:font-weight-asian="bold" style:font-weight-complex="bold"/>
    </style:style>
    <style:style style:name="T122" style:family="text">
      <style:text-properties fo:color="#000000"/>
    </style:style>
    <style:style style:name="T123" style:family="text">
      <style:text-properties fo:color="#000000" style:font-name="Verdana" fo:font-size="11pt" fo:font-weight="normal" style:font-name-asian="Merriweather1" style:font-size-asian="11pt" style:font-weight-asian="normal" style:font-name-complex="Merriweather1" style:font-size-complex="11pt" style:font-weight-complex="normal"/>
    </style:style>
    <style:style style:name="T124" style:family="text">
      <style:text-properties fo:color="#000000" style:font-name="Verdana" fo:font-size="11pt" fo:font-weight="normal" officeooo:rsid="003056f8" style:font-name-asian="Merriweather1" style:font-size-asian="11pt" style:font-weight-asian="normal" style:font-name-complex="Merriweather1" style:font-size-complex="11pt" style:font-weight-complex="normal"/>
    </style:style>
    <style:style style:name="T125" style:family="text">
      <style:text-properties fo:color="#000000" style:font-name="Verdana" fo:font-size="11pt" fo:font-weight="normal" officeooo:rsid="000710ec" style:font-name-asian="Merriweather1" style:font-size-asian="11pt" style:font-weight-asian="normal" style:font-name-complex="Merriweather1" style:font-size-complex="11pt" style:font-weight-complex="normal"/>
    </style:style>
    <style:style style:name="T126" style:family="text">
      <style:text-properties fo:color="#000000" style:font-name="Verdana" fo:font-size="11pt" fo:font-weight="normal" officeooo:rsid="0034004c" style:font-name-asian="Merriweather1" style:font-size-asian="11pt" style:font-weight-asian="normal" style:font-name-complex="Merriweather1" style:font-size-complex="11pt" style:font-weight-complex="normal"/>
    </style:style>
    <style:style style:name="T127" style:family="text">
      <style:text-properties fo:color="#000000" style:font-name="Verdana" fo:font-size="11pt" fo:font-weight="normal" officeooo:rsid="004a6330" style:font-name-asian="Merriweather1" style:font-size-asian="11pt" style:font-weight-asian="normal" style:font-name-complex="Merriweather1" style:font-size-complex="11pt" style:font-weight-complex="normal"/>
    </style:style>
    <style:style style:name="T128" style:family="text">
      <style:text-properties fo:color="#000000" style:font-name="Verdana" fo:font-size="11pt" fo:font-weight="normal" officeooo:rsid="00f4811a" style:font-name-asian="Merriweather1" style:font-size-asian="11pt" style:font-weight-asian="normal" style:font-name-complex="Merriweather1" style:font-size-complex="11pt" style:font-weight-complex="normal"/>
    </style:style>
    <style:style style:name="T129" style:family="text">
      <style:text-properties fo:color="#000000" style:font-name="Verdana" fo:font-size="11pt" fo:font-weight="normal" officeooo:rsid="02b897e3" style:font-name-asian="Merriweather1" style:font-size-asian="11pt" style:font-weight-asian="normal" style:font-name-complex="Merriweather1" style:font-size-complex="11pt" style:font-weight-complex="normal"/>
    </style:style>
    <style:style style:name="T130" style:family="text">
      <style:text-properties fo:color="#000000" style:font-name="Verdana" fo:font-size="11pt" fo:font-weight="normal" officeooo:rsid="02be1e02" style:font-name-asian="Merriweather1" style:font-size-asian="11pt" style:font-weight-asian="normal" style:font-name-complex="Merriweather1" style:font-size-complex="11pt" style:font-weight-complex="normal"/>
    </style:style>
    <style:style style:name="T131" style:family="text">
      <style:text-properties fo:color="#000000" style:font-name="Verdana" fo:font-size="11pt" fo:font-weight="normal" officeooo:rsid="02c5000d" style:font-name-asian="Merriweather1" style:font-size-asian="11pt" style:font-weight-asian="normal" style:font-name-complex="Merriweather1" style:font-size-complex="11pt" style:font-weight-complex="normal"/>
    </style:style>
    <style:style style:name="T132" style:family="text">
      <style:text-properties fo:color="#000000" officeooo:rsid="019ec845"/>
    </style:style>
    <style:style style:name="T133" style:family="text">
      <style:text-properties fo:color="#000000" officeooo:rsid="00ba2651"/>
    </style:style>
    <style:style style:name="T134" style:family="text">
      <style:text-properties fo:color="#000000" officeooo:rsid="007dfb2b"/>
    </style:style>
    <style:style style:name="T135" style:family="text">
      <style:text-properties fo:color="#000000" officeooo:rsid="022b68ee"/>
    </style:style>
    <style:style style:name="T136" style:family="text">
      <style:text-properties fo:color="#000000" officeooo:rsid="0277c615"/>
    </style:style>
    <style:style style:name="T137" style:family="text">
      <style:text-properties fo:color="#000000" officeooo:rsid="0232ffff"/>
    </style:style>
    <style:style style:name="T138" style:family="text">
      <style:text-properties fo:color="#000000" officeooo:rsid="02a8a81d"/>
    </style:style>
    <style:style style:name="T139" style:family="text">
      <style:text-properties officeooo:rsid="0084f3d0"/>
    </style:style>
    <style:style style:name="T140" style:family="text">
      <style:text-properties style:text-line-through-style="none" style:text-line-through-type="none" officeooo:rsid="008000b3"/>
    </style:style>
    <style:style style:name="T141" style:family="text">
      <style:text-properties style:text-line-through-style="none" style:text-line-through-type="none" officeooo:rsid="0094c54c"/>
    </style:style>
    <style:style style:name="T142" style:family="text">
      <style:text-properties style:text-line-through-style="none" style:text-line-through-type="none" officeooo:rsid="00b1caf8"/>
    </style:style>
    <style:style style:name="T143" style:family="text">
      <style:text-properties style:text-line-through-style="none" style:text-line-through-type="none" officeooo:rsid="00ba2651"/>
    </style:style>
    <style:style style:name="T144" style:family="text">
      <style:text-properties style:text-line-through-style="none" style:text-line-through-type="none" officeooo:rsid="019ec845"/>
    </style:style>
    <style:style style:name="T145" style:family="text">
      <style:text-properties style:text-line-through-style="none" style:text-line-through-type="none" officeooo:rsid="02a8a81d"/>
    </style:style>
    <style:style style:name="T146" style:family="text">
      <style:text-properties style:text-line-through-style="none" style:text-line-through-type="none" officeooo:rsid="02ab000e"/>
    </style:style>
    <style:style style:name="T147" style:family="text">
      <style:text-properties style:text-line-through-style="none" style:text-line-through-type="none" officeooo:rsid="02bcd08f"/>
    </style:style>
    <style:style style:name="T148" style:family="text">
      <style:text-properties officeooo:rsid="00ba2651"/>
    </style:style>
    <style:style style:name="T149" style:family="text">
      <style:text-properties style:font-name="Verdana" fo:font-weight="normal" officeooo:rsid="007e5e7b" style:font-weight-asian="normal" style:font-weight-complex="normal"/>
    </style:style>
    <style:style style:name="T150" style:family="text">
      <style:text-properties style:font-name="Verdana" fo:font-weight="normal" officeooo:rsid="01e2fb96" style:font-weight-asian="normal" style:font-weight-complex="normal"/>
    </style:style>
    <style:style style:name="T151" style:family="text">
      <style:text-properties style:font-name="Verdana" fo:font-weight="normal" officeooo:rsid="02ab000e" style:font-weight-asian="normal" style:font-weight-complex="normal"/>
    </style:style>
    <style:style style:name="T152" style:family="text">
      <style:text-properties style:font-name="Verdana" officeooo:rsid="007e5e7b"/>
    </style:style>
    <style:style style:name="T153" style:family="text">
      <style:text-properties style:font-name="Verdana" officeooo:rsid="012ffd69"/>
    </style:style>
    <style:style style:name="T154" style:family="text">
      <style:text-properties style:font-name="Verdana" fo:font-weight="bold" officeooo:rsid="01ef5758" style:font-weight-asian="bold" style:font-weight-complex="bold"/>
    </style:style>
    <style:style style:name="T155" style:family="text">
      <style:text-properties style:font-name="Verdana" fo:font-style="italic" fo:font-weight="normal" officeooo:rsid="01ef5758" style:font-style-asian="italic" style:font-weight-asian="normal" style:font-style-complex="italic" style:font-weight-complex="normal"/>
    </style:style>
    <style:style style:name="T156" style:family="text">
      <style:text-properties officeooo:rsid="01033aab"/>
    </style:style>
    <style:style style:name="T157" style:family="text">
      <style:text-properties officeooo:rsid="01896da4"/>
    </style:style>
    <style:style style:name="T158" style:family="text">
      <style:text-properties style:text-underline-style="solid" style:text-underline-width="auto" style:text-underline-color="font-color" style:font-style-asian="normal" style:font-style-complex="normal"/>
    </style:style>
    <style:style style:name="T159" style:family="text">
      <style:text-properties style:text-underline-style="solid" style:text-underline-width="auto" style:text-underline-color="font-color" officeooo:rsid="01e71b86" style:font-style-asian="normal" style:font-style-complex="normal"/>
    </style:style>
    <style:style style:name="T160" style:family="text">
      <style:text-properties officeooo:rsid="01ddf5a5"/>
    </style:style>
    <style:style style:name="T161" style:family="text">
      <style:text-properties officeooo:rsid="01e21650"/>
    </style:style>
    <style:style style:name="T162" style:family="text">
      <style:text-properties officeooo:rsid="01e71b86"/>
    </style:style>
    <style:style style:name="T163" style:family="text">
      <style:text-properties style:font-name="Gadugi" fo:font-size="13pt" fo:font-weight="normal" officeooo:rsid="000e3470" style:font-name-asian="Merriweather1" style:font-size-asian="13pt" style:font-weight-asian="normal" style:font-name-complex="Merriweather1" style:font-size-complex="13pt" style:font-weight-complex="normal"/>
    </style:style>
    <style:style style:name="T164" style:family="text">
      <style:text-properties style:font-name="Gadugi" fo:font-size="13pt" fo:font-weight="normal" officeooo:rsid="000710ec" style:font-name-asian="Merriweather1" style:font-size-asian="13pt" style:font-weight-asian="normal" style:font-name-complex="Merriweather1" style:font-size-complex="13pt" style:font-weight-complex="normal"/>
    </style:style>
    <style:style style:name="T165" style:family="text">
      <style:text-properties officeooo:rsid="02145b61"/>
    </style:style>
    <style:style style:name="T166" style:family="text">
      <style:text-properties fo:font-style="italic" fo:font-weight="normal" officeooo:rsid="00ac5690" style:font-style-asian="italic" style:font-weight-asian="normal" style:font-style-complex="italic" style:font-weight-complex="normal"/>
    </style:style>
    <style:style style:name="T167" style:family="text">
      <style:text-properties fo:font-style="italic" fo:font-weight="normal" officeooo:rsid="00ba2651" style:font-style-asian="italic" style:font-weight-asian="normal" style:font-style-complex="italic" style:font-weight-complex="normal"/>
    </style:style>
    <style:style style:name="T168" style:family="text">
      <style:text-properties officeooo:rsid="028945b5"/>
    </style:style>
    <style:style style:name="T169" style:family="text">
      <style:text-properties officeooo:rsid="00b01f3f"/>
    </style:style>
    <style:style style:name="T170" style:family="text">
      <style:text-properties officeooo:rsid="024ec216"/>
    </style:style>
    <style:style style:name="T171" style:family="text">
      <style:text-properties officeooo:rsid="022b54a6"/>
    </style:style>
    <style:style style:name="T172" style:family="text">
      <style:text-properties officeooo:rsid="01206857"/>
    </style:style>
    <style:style style:name="T173" style:family="text">
      <style:text-properties officeooo:rsid="004f1d64" style:font-style-asian="normal" style:font-style-complex="normal"/>
    </style:style>
    <style:style style:name="T174" style:family="text">
      <style:text-properties officeooo:rsid="002ff64d" style:font-style-asian="normal" style:font-style-complex="normal"/>
    </style:style>
    <style:style style:name="T175" style:family="text">
      <style:text-properties officeooo:rsid="02be1e02" style:font-style-asian="normal" style:font-style-complex="normal"/>
    </style:style>
    <style:style style:name="T176" style:family="text">
      <style:text-properties officeooo:rsid="02939e8c"/>
    </style:style>
    <style:style style:name="T177" style:family="text">
      <style:text-properties officeooo:rsid="029eb14a"/>
    </style:style>
    <style:style style:name="T178" style:family="text">
      <style:text-properties officeooo:rsid="02a8a81d"/>
    </style:style>
    <style:style style:name="T179" style:family="text">
      <style:text-properties fo:font-style="normal" fo:font-weight="normal" officeooo:rsid="00ac5690" style:font-style-asian="normal" style:font-weight-asian="normal" style:font-style-complex="normal" style:font-weight-complex="normal"/>
    </style:style>
    <style:style style:name="T180" style:family="text">
      <style:text-properties officeooo:rsid="02b10aa4"/>
    </style:style>
    <style:style style:name="T181" style:family="text">
      <style:text-properties officeooo:rsid="02b4cdb3"/>
    </style:style>
    <style:style style:name="T182" style:family="text">
      <style:text-properties officeooo:rsid="02b61ca4"/>
    </style:style>
    <style:style style:name="T183" style:family="text">
      <style:text-properties officeooo:rsid="02b7f4c4"/>
    </style:style>
    <style:style style:name="T184" style:family="text">
      <style:text-properties officeooo:rsid="02b897e3"/>
    </style:style>
    <style:style style:name="T185" style:family="text">
      <style:text-properties officeooo:rsid="02bcd08f"/>
    </style:style>
    <style:style style:name="T186" style:family="text">
      <style:text-properties officeooo:rsid="02be1e02"/>
    </style:style>
    <style:style style:name="T187" style:family="text">
      <style:text-properties officeooo:rsid="02c17881"/>
    </style:style>
    <style:style style:name="T188" style:family="text">
      <style:text-properties officeooo:rsid="02d62324"/>
    </style:style>
    <style:style style:name="T189" style:family="text">
      <style:text-properties officeooo:rsid="02dc0400"/>
    </style:style>
    <style:style style:name="T190" style:family="text">
      <style:text-properties officeooo:rsid="02e331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Whist 32</text:p>
      <text:p text:style-name="Heading_20_1">GOAL </text:p>
      <text:p text:style-name="P11"><text:span text:style-name="T124">Players try t</text:span><text:span text:style-name="T125">o earn the most points </text:span><text:span text:style-name="T124">individuall</text:span><text:span text:style-name="T126">y</text:span><text:span text:style-name="T125"> by achieving contracts, either by oneself or with a partner. </text:span><text:span text:style-name="T126">Team</text:span><text:span text:style-name="T127">s</text:span><text:span text:style-name="T8"> </text:span><text:span text:style-name="T9">that</text:span><text:span text:style-name="T8"> can be formed vary per deal, there are </text:span><text:span text:style-name="Emphasis"><text:span text:style-name="T11">no </text:span></text:span><text:span text:style-name="T8">fixed </text:span><text:span text:style-name="T10">partners</text:span><text:span text:style-name="T8">. </text:span><text:span text:style-name="T12">The </text:span><text:span text:style-name="T15">declarers</text:span><text:span text:style-name="T12"> </text:span><text:span text:style-name="T13">(</text:span><text:span text:style-name="T12">player or team that w</text:span><text:span text:style-name="T14">on</text:span><text:span text:style-name="T12"> the bidding</text:span><text:span text:style-name="T13">)</text:span><text:span text:style-name="T12"> undertakes a contract to win a certain number of tricks, or in specific cases, </text:span><text:span text:style-name="T18">to avoid taking tricks. </text:span><text:span text:style-name="T21">The </text:span><text:span text:style-name="T18">opponents </text:span><text:span text:style-name="T19">(defenders) </text:span><text:span text:style-name="T18">try to </text:span><text:span text:style-name="T20">collectively</text:span><text:span text:style-name="T18"> fail the contract. </text:span></text:p>
      <text:p text:style-name="Heading_20_1">THE DECK</text:p>
      <text:p text:style-name="P5"><text:span text:style-name="T52">A </text:span><text:span text:style-name="T53">3</text:span><text:span text:style-name="T52">2-card pack is used. Within each suit the cards rank from high to low : </text:span><text:span text:style-name="T92">A-K-Q-J-10-9-8-7</text:span></text:p>
      <text:p text:style-name="P7"><text:s/></text:p>
      <text:p text:style-name="Standard">THE DEAL</text:p>
      <text:p text:style-name="P23"><text:span text:style-name="T3">T</text:span><text:span text:style-name="T2">he dealer </text:span><text:span text:style-name="T4">role </text:span><text:span text:style-name="T5">rotates</text:span><text:span text:style-name="T2"> to the left, </text:span><text:span text:style-name="T6">and the deal is </text:span><text:span text:style-name="T7">done</text:span><text:span text:style-name="T6"> clock</text:span><text:span text:style-name="T2">wise. </text:span>The cards are <text:span text:style-name="T169">g</text:span>athered together <text:span text:style-name="T170">and</text:span> <text:span text:style-name="T171">shuffled (at least once</text:span> between <text:span text:style-name="T170">deals)</text:span>, and <text:span text:style-name="T170">then</text:span> cut by the <text:span text:style-name="T171">previous</text:span> <text:span text:style-name="T172">player (</text:span>dealer’<text:span text:style-name="T171">s right)</text:span>. The cards are then dealt out in batches of <text:span text:style-name="T178">3</text:span>-<text:span text:style-name="T178">2-3. </text:span><text:span text:style-name="T173">If no contract has been </text:span><text:span text:style-name="T175">settled,</text:span><text:span text:style-name="T173"> </text:span><text:span text:style-name="T174">the cards are collected and dealt again by the same dealer. </text:span></text:p>
      <text:p text:style-name="Heading_20_1">THE CONTRACTS</text:p>
      <text:p text:style-name="P20"><text:span text:style-name="T41">C</text:span><text:span text:style-name="T42">ontracts are</text:span><text:span text:style-name="T43"> </text:span><text:span text:style-name="T44">catego</text:span><text:span text:style-name="T45">r</text:span><text:span text:style-name="T44">iz</text:span><text:span text:style-name="T45">e</text:span><text:span text:style-name="T46">d </text:span><text:span text:style-name="T45">into PARTNER</text:span><text:span text:style-name="T47">SHIP</text:span><text:span text:style-name="T116"> </text:span><text:span text:style-name="T117">or</text:span><text:span text:style-name="T118"> S</text:span><text:span text:style-name="T117">OLITAIRE</text:span><text:span text:style-name="T118"> </text:span><text:span text:style-name="T117">type</text:span><text:span text:style-name="T119"> :</text:span></text:p>
      <text:p text:style-name="P26">PARTNER<text:span text:style-name="T176">SHIP</text:span> :</text:p>
      <text:list xml:id="list2964989866" text:style-name="L1">
        <text:list-item>
          <text:p text:style-name="P33"><text:span text:style-name="T178">Duo </text:span>: <text:span text:style-name="T180">Played with a trump suit, two players</text:span> must take at least <text:span text:style-name="T178">4</text:span> tricks <text:span text:style-name="T157">as a team. but</text:span> this can be increased to <text:span text:style-name="T178">8</text:span> tricks if other players make a higher bid. <text:span text:style-name="T187">This contract can only be declared by joining an existing Solo (of the same suit).</text:span> <text:s/></text:p>
        </text:list-item>
        <text:list-item>
          <text:p text:style-name="P34">Three Aces : <text:span text:style-name="T148">A</text:span> player <text:span text:style-name="T160">with</text:span> three Aces is <text:span text:style-name="T167">forced</text:span> to <text:span text:style-name="T189">play</text:span> <text:span text:style-name="T185">this contract </text:span>(<text:span text:style-name="T187">four</text:span> Aces should not be <text:span text:style-name="T168">bid</text:span>). <text:span text:style-name="T156">T</text:span>he player holding the fourth <text:span text:style-name="T157">A</text:span>ce <text:span text:style-name="T157">is the</text:span> partner <text:span text:style-name="T190">who sets any trump suit and leads first with any card. Together </text:span>they must take at least <text:span text:style-name="T178">6</text:span> tricks. </text:p>
        </text:list-item>
      </text:list>
      <text:p text:style-name="P16">SOLITAIRE :</text:p>
      <text:p text:style-name="P13"><text:span text:style-name="T161">Solitaire c</text:span>ontracts w<text:span text:style-name="T156">ith the declarer</text:span> tr<text:span text:style-name="T156">ying</text:span> to win a certain number of tricks :</text:p>
      <text:list xml:id="list1177848220" text:style-name="L2">
        <text:list-item>
          <text:p text:style-name="P40"><text:span text:style-name="T122">Solo : </text:span><text:span text:style-name="T132">Win</text:span><text:span text:style-name="T122"> at least </text:span><text:span text:style-name="T138">3</text:span><text:span text:style-name="T122"> tricks </text:span><text:span text:style-name="T133">alone</text:span><text:span text:style-name="T122"> with the trump suit of his choice. If required, a bid for </text:span><text:span text:style-name="T134">Solo</text:span><text:span text:style-name="T122"> can be increased to </text:span><text:span text:style-name="T138">6</text:span><text:span text:style-name="T122"> tricks </text:span><text:span text:style-name="T135">or </text:span><text:span text:style-name="T136">any </text:span><text:span text:style-name="T135">contract </text:span><text:span text:style-name="T137">below</text:span><text:span text:style-name="T135">.</text:span></text:p>
        </text:list-item>
        <text:list-item>
          <text:p text:style-name="P36"><text:soft-page-break/><text:span text:style-name="T140">Small Slam : </text:span><text:span text:style-name="T144">W</text:span><text:span text:style-name="T140">in </text:span><text:span text:style-name="T145">7</text:span><text:span text:style-name="T140"> tricks </text:span><text:span text:style-name="T143">alone</text:span><text:span text:style-name="T140"> with </text:span><text:span text:style-name="T147">or without</text:span><text:span text:style-name="T140"> a trump suit .</text:span><text:span text:style-name="T141"> </text:span><text:span text:style-name="T143">T</text:span><text:span text:style-name="T140">he </text:span><text:span text:style-name="T146">declarer</text:span><text:span text:style-name="T140"> </text:span><text:span text:style-name="T142">l</text:span><text:span text:style-name="T140">ead</text:span><text:span text:style-name="T142">s</text:span><text:span text:style-name="T140"> to the first trick. </text:span></text:p>
        </text:list-item>
        <text:list-item>
          <text:p text:style-name="P37">Slam : <text:span text:style-name="T144">W</text:span><text:span text:style-name="T140">in </text:span><text:span text:style-name="T147">8</text:span><text:span text:style-name="T140"> tricks </text:span><text:span text:style-name="T147">without</text:span><text:span text:style-name="T140"> a trump suit.</text:span><text:span text:style-name="T141"> </text:span><text:span text:style-name="T143">T</text:span><text:span text:style-name="T140">he </text:span><text:span text:style-name="T146">declarer</text:span><text:span text:style-name="T140"> </text:span><text:span text:style-name="T142">l</text:span><text:span text:style-name="T140">ead</text:span><text:span text:style-name="T142">s</text:span><text:span text:style-name="T140"> to the first trick.</text:span></text:p>
        </text:list-item>
      </text:list>
      <text:p text:style-name="P14"><text:span text:style-name="T165">Solitaire c</text:span>ontracts w<text:span text:style-name="T156">ith</text:span> <text:span text:style-name="T186">the</text:span> declarer tr<text:span text:style-name="T156">ying</text:span> <text:span text:style-name="T120">to</text:span> <text:span text:style-name="T166">avoid tricks </text:span><text:span text:style-name="T179">:</text:span></text:p>
      <text:list xml:id="list1007715362" text:style-name="L3">
        <text:list-item>
          <text:p text:style-name="P35"><text:span text:style-name="T139">Small Misere : There is no trump suit and the declarer must avoid taking any tricks. </text:span><text:span text:style-name="T121"><text:s/></text:span><text:span text:style-name="T139">Prior to the first trick, each player on the table must discard a card face-down.</text:span></text:p>
        </text:list-item>
        <text:list-item>
          <text:p text:style-name="P39"><text:span text:style-name="Strong_20_Emphasis"><text:span text:style-name="T149">Piccolo :</text:span></text:span><text:span text:style-name="T149"> </text:span><text:span text:style-name="T150">The </text:span><text:span text:style-name="T151">declarer</text:span><text:span text:style-name="T152"> must win </text:span><text:span text:style-name="T155">exactly</text:span><text:span text:style-name="T154"> </text:span><text:span text:style-name="T152">1 trick, played wit</text:span><text:span text:style-name="T153">h no</text:span><text:span text:style-name="T152"> trump suit. </text:span></text:p>
        </text:list-item>
        <text:list-item>
          <text:p text:style-name="P38">Misere : This bid is similar to Small Misere. The difference is that no cards may be discarded. </text:p>
        </text:list-item>
      </text:list>
      <text:p text:style-name="Heading_20_1"><text:span text:style-name="T114">T</text:span><text:span text:style-name="T115">HE BIDDING</text:span></text:p>
      <text:p text:style-name="P30"><draw:frame draw:style-name="fr2" draw:name="Objet1" text:anchor-type="paragraph" svg:x="9.59cm" svg:y="0.005cm" svg:width="6.786cm" svg:height="7.227cm" draw:z-index="2"><draw:object xlink:href="./Object 1" xlink:type="simple" xlink:show="embed" xlink:actuate="onLoad"/><draw:image xlink:href="./ObjectReplacements/Object 1" xlink:type="simple" xlink:show="embed" xlink:actuate="onLoad"/></draw:frame><text:span text:style-name="T16">The bidding determines the teams, the trump suit and the </text:span><text:span text:style-name="T17">contract</text:span><text:span text:style-name="T16">.</text:span></text:p>
      <text:p text:style-name="P28"><text:span text:style-name="T40">C</text:span><text:span text:style-name="T65">ontracts </text:span><text:span text:style-name="T66">are</text:span><text:span text:style-name="T65"> </text:span><text:span text:style-name="T67">rank</text:span><text:span text:style-name="T66">ed </text:span><text:span text:style-name="T68">in ascending order. </text:span><text:span text:style-name="T74">C</text:span><text:span text:style-name="T65">ontracts </text:span><text:span text:style-name="T70">played </text:span><text:span text:style-name="T74">with a</text:span><text:span text:style-name="T70"> trump </text:span><text:span text:style-name="T76">suit</text:span><text:span text:style-name="T65"> </text:span><text:span text:style-name="T70">c</text:span><text:span text:style-name="T69">an be </text:span><text:span text:style-name="T75">of </text:span><text:span text:style-name="T76">the</text:span><text:span text:style-name="T75"> same type/</text:span><text:span text:style-name="T70">trick</text:span><text:span text:style-name="T72">s</text:span><text:span text:style-name="T70"> </text:span><text:span text:style-name="T69">but</text:span><text:span text:style-name="T66"> are </text:span><text:span text:style-name="T70">still</text:span><text:span text:style-name="T66"> </text:span><text:span text:style-name="T71">ranked</text:span><text:span text:style-name="T72"> by</text:span><text:span text:style-name="T66"> their suit </text:span><text:span text:style-name="T73">(from high to low) :</text:span></text:p>
      <text:p text:style-name="P29"><draw:frame draw:style-name="fr1" draw:name="Image1" text:anchor-type="paragraph" svg:x="-0.092cm" svg:y="0cm" svg:width="5.9cm" svg:height="1.058cm" draw:z-index="1"><draw:image xlink:href="Pictures/10000201000000DF0000002858A6FD16A7401D96.png" xlink:type="simple" xlink:show="embed" xlink:actuate="onLoad" loext:mime-type="image/png"/></draw:frame></text:p>
      <text:p text:style-name="P24"/>
      <text:p text:style-name="P25"/>
      <text:p text:style-name="P25"/>
      <text:p text:style-name="P25"/>
      <text:p text:style-name="P25"/>
      <text:p text:style-name="P22"><text:span text:style-name="T158">First </text:span><text:span text:style-name="T159">t</text:span><text:span text:style-name="T158">urn</text:span></text:p>
      <text:p text:style-name="P18"><text:span text:style-name="T64">A</text:span><text:span text:style-name="T62"> </text:span><text:span text:style-name="T60">player </text:span><text:span text:style-name="T99">must</text:span><text:span text:style-name="T61"> </text:span><text:span text:style-name="T63">play the</text:span><text:span text:style-name="T77"> </text:span><text:span text:style-name="T94">Three Aces </text:span><text:span text:style-name="T100">contract</text:span><text:span text:style-name="T93"> </text:span><text:span text:style-name="T82">if</text:span><text:span text:style-name="T78"> </text:span><text:span text:style-name="T79">h</text:span><text:span text:style-name="T78">old</text:span><text:span text:style-name="T77">ing</text:span><text:span text:style-name="T78"> </text:span><text:span text:style-name="T102">strictly</text:span><text:span text:style-name="T80"> three Ace</text:span><text:span text:style-name="T81">s ; </text:span><text:span text:style-name="T98">t</text:span><text:span text:style-name="T95">he player holding the fourth </text:span><text:span text:style-name="T96">A</text:span><text:span text:style-name="T95">ce </text:span><text:span text:style-name="T96">is the</text:span><text:span text:style-name="T95"> partner </text:span><text:span text:style-name="T101">who</text:span><text:span text:style-name="T97"> sets any trump and leads first with any card. </text:span></text:p>
      <text:p text:style-name="P21">Second <text:span text:style-name="T162">t</text:span>urn</text:p>
      <text:p text:style-name="P17"><text:span text:style-name="T107">Starting </text:span><text:span text:style-name="T108">clockwise</text:span><text:span text:style-name="T107"> from </text:span><text:span text:style-name="T109">the </text:span><text:span text:style-name="T110">Forehand</text:span><text:span text:style-name="T109"> player </text:span><text:span text:style-name="T110">(</text:span><text:span text:style-name="T109">dealer's left</text:span><text:span text:style-name="T110">)</text:span><text:span text:style-name="T105">,</text:span><text:span text:style-name="T103"> </text:span><text:span text:style-name="T105">e</text:span><text:span text:style-name="T106">ach</text:span><text:span text:style-name="T103"> player must</text:span><text:span text:style-name="T104"> </text:span><text:span text:style-name="T111">PASS (can still participate to the bidding </text:span><text:span text:style-name="T113">later</text:span><text:span text:style-name="T111">) </text:span><text:span text:style-name="T112">or bid an higher contract :</text:span></text:p>
      <text:list xml:id="list2401014594" text:style-name="L4">
        <text:list-item>
          <text:p text:style-name="P41"><text:span text:style-name="T34">any </text:span><text:span text:style-name="T31">SOLITAIRE</text:span><text:span text:style-name="T30"> contract</text:span></text:p>
        </text:list-item>
        <text:list-item>
          <text:p text:style-name="P41"><text:span text:style-name="T34">any </text:span><text:span text:style-name="T32">DUO contract (</text:span><text:span text:style-name="T34">only </text:span><text:span text:style-name="T32">by joining a S</text:span><text:span text:style-name="T33">OLO</text:span><text:span text:style-name="T32"> of the same suit)</text:span></text:p>
        </text:list-item>
      </text:list>
      <text:p text:style-name="P27"><text:soft-page-break/><text:span text:style-name="T35">Third</text:span><text:span text:style-name="T36"> </text:span><text:span text:style-name="T37">t</text:span><text:span text:style-name="T38">urn</text:span></text:p>
      <text:p text:style-name="P19"><text:span text:style-name="T58">Players</text:span><text:span text:style-name="T56"> </text:span><text:span text:style-name="T84">proceed</text:span><text:span text:style-name="T88"> </text:span><text:span text:style-name="T90">similarly</text:span><text:span text:style-name="T84"> </text:span><text:span text:style-name="T83">for </text:span><text:span text:style-name="T90">more</text:span><text:span text:style-name="T83"> turns</text:span><text:span text:style-name="T87"> until </text:span><text:span text:style-name="T91">a</text:span><text:span text:style-name="T85"> contract is settled </text:span><text:span text:style-name="T86">when</text:span><text:span text:style-name="T87"> </text:span><text:span text:style-name="T89">no player makes an higher bid. </text:span><text:span text:style-name="T90">P</text:span><text:span text:style-name="T54">layer </text:span><text:span text:style-name="T55">in a partnership contract can </text:span><text:span text:style-name="T59">increase</text:span><text:span text:style-name="T55"> their DUO </text:span><text:span text:style-name="T58">contract</text:span><text:span text:style-name="T55"> or</text:span><text:span text:style-name="T57"> </text:span><text:span text:style-name="T55">bid a</text:span><text:span text:style-name="T58">ny</text:span><text:span text:style-name="T55"> SOLITAIRE contract</text:span><text:span text:style-name="T58"> (alliance is broken)</text:span><text:span text:style-name="T55">. </text:span></text:p>
      <text:p text:style-name="P31"><text:span text:style-name="T163">THE</text:span><text:span text:style-name="T164"> PLAY</text:span></text:p>
      <text:p text:style-name="P15"><text:span text:style-name="T48">When the final contract is </text:span><text:span text:style-name="T49">settled</text:span><text:span text:style-name="T48">, the play begins </text:span><text:span text:style-name="T50">clockwise</text:span><text:span text:style-name="T48">. </text:span><text:span text:style-name="T51">P</text:span><text:span text:style-name="T48">layers must follow suit whenever possible. A player with no card of the suit led may play any card. There is no obligation to trump, nor to beat the cards previously played to the trick. The trick is won by the highest card of the suit led, unless there are trumps in it, in which case the highest trump wins. The winner of a trick leads to the next.</text:span><text:span text:style-name="T1"> </text:span></text:p>
      <text:p text:style-name="P12"><text:span text:style-name="T22">Play starts with </text:span><text:span text:style-name="T27">Forehand, </text:span><text:span text:style-name="T39">except</text:span><text:span text:style-name="T28"> for :</text:span></text:p>
      <text:list xml:id="list4065130366" text:style-name="L5">
        <text:list-item>
          <text:p text:style-name="P42"><text:span text:style-name="T29">Small Slam/Slam </text:span><text:span text:style-name="T28">(starting with the </text:span><text:span text:style-name="T29">declarer</text:span><text:span text:style-name="T28">)</text:span></text:p>
        </text:list-item>
        <text:list-item>
          <text:p text:style-name="P42"><text:span text:style-name="T29">Small Misere/Piccolo/Misere</text:span><text:span text:style-name="T22"> </text:span><text:span text:style-name="T23">(starting with the </text:span><text:span text:style-name="T26">declarer</text:span><text:span text:style-name="T23">)</text:span></text:p>
        </text:list-item>
        <text:list-item>
          <text:p text:style-name="P42"><text:span text:style-name="T24">Three</text:span><text:span text:style-name="T22"> Ace</text:span><text:span text:style-name="T25">s</text:span><text:span text:style-name="T22"> </text:span><text:span text:style-name="T23">(starting with the partner)</text:span></text:p>
        </text:list-item>
      </text:list>
      <text:p text:style-name="P8"/>
      <text:p text:style-name="P10">THE SCORING</text:p>
      <text:p text:style-name="P9"><text:span text:style-name="T186">D</text:span>eclarers win <text:span text:style-name="T184">points</text:span> if they managed to achieve the contract, <text:span text:style-name="T184">otherwise they lose points</text:span> :</text:p>
      <text:list xml:id="list1808904831" text:style-name="L6">
        <text:list-item>
          <text:p text:style-name="P43">Solo 3 to 6 (<text:span text:style-name="T183">win : + </text:span>trick<text:span text:style-name="T183">s made</text:span> x 2 / <text:span text:style-name="T183">fail : - tricks target x 2</text:span>), Small Slam (30pts), Slam (60pts)</text:p>
        </text:list-item>
        <text:list-item>
          <text:p text:style-name="P44">Duo 4 to 6 (<text:span text:style-name="T183">win : + </text:span>trick<text:span text:style-name="T183">s made</text:span> / <text:span text:style-name="T183">fail : - tricks target</text:span>), <text:span text:style-name="T181">Duo 7 </text:span>(<text:span text:style-name="T181">15pts</text:span>)<text:span text:style-name="T181">, Duo 8 </text:span>(<text:span text:style-name="T181">30pts</text:span>)</text:p>
        </text:list-item>
        <text:list-item>
          <text:p text:style-name="P45">Small Misere <text:span text:style-name="T182">(</text:span>10pts<text:span text:style-name="T182">)</text:span>, Piccolo <text:span text:style-name="T182">(</text:span>20pts<text:span text:style-name="T182">)</text:span>, Misere <text:span text:style-name="T182">(</text:span>30pts<text:span text:style-name="T182">)</text:span></text:p>
        </text:list-item>
      </text:list>
      <text:p text:style-name="P9"/>
      <text:p text:style-name="P10">GAME END</text:p>
      <text:p text:style-name="P10"><text:span text:style-name="T128">B</text:span><text:span text:style-name="T123">efore the first deal, players decide if the match </text:span><text:span text:style-name="T130">should</text:span><text:span text:style-name="T123"> be played </text:span><text:span text:style-name="T131">either</text:span><text:span text:style-name="T123"> in 20 deals </text:span><text:span text:style-name="T131">or</text:span><text:span text:style-name="T123"> until a player reach 100pts. Players can also agree for any amount of deals (mu</text:span><text:span text:style-name="T129">l</text:span><text:span text:style-name="T123">tiple of four) or points. </text:span></text:p>
      <text:p text:style-name="Heading_20_1"/>
      <text:p text:style-name="P32"><text:span text:style-name="T180">R</text:span>EFERENCES</text:p>
      <text:p text:style-name="P6">Version <text:span text:style-name="T177">1.0</text:span> (0<text:span text:style-name="T188">3</text:span>-<text:span text:style-name="T188">02</text:span>-2026) </text:p>
      <text:p text:style-name="P6">Sources: https://www.journalduwhist.be/whist32.html</text:p>
      <text:p text:style-name="P3"/>
      <text:p text:style-name="P4"><draw:rect text:anchor-type="as-char" style:rel-width="100%" draw:z-index="0" draw:style-name="gr1" draw:text-style-name="P47" svg:width="0.003cm" svg:height="0.054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Arial1" svg:font-family="Arial"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variant="normal" fo:text-transform="none" fo:color="#000000" style:font-name="Gadugi" fo:font-family="Gadugi" style:font-family-generic="swiss" style:font-pitch="variable" fo:font-size="13pt" fo:letter-spacing="normal" fo:font-style="normal" fo:font-weight="normal" officeooo:rsid="000dee76" style:font-name-asian="Merriweather1" style:font-family-asian="Merriweather" style:font-family-generic-asian="system" style:font-pitch-asian="variable" style:font-size-asian="13pt" style:font-weight-asian="normal" style:font-name-complex="Merriweather1" style:font-family-complex="Merriweather" style:font-family-generic-complex="system" style:font-pitch-complex="variable" style:font-size-complex="13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style:font-name="Gadugi" fo:font-family="Gadugi" style:font-family-generic="swiss" style:font-pitch="variable" fo:font-size="13pt" style:font-size-asian="13pt" style:font-size-complex="13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erriweather" fo:font-family="Merriweather"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erriweather" fo:font-family="Merriweather"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erriweather" fo:font-family="Merriweather"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Merriweather" fo:font-family="Merriweather"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erriweather" fo:font-family="Merriweather" style:font-family-generic="roman" style:font-pitch="variable" style:text-underline-style="none" fo:font-weight="bold"/>
    </style:style>
    <style:style style:name="ListLabel_20_56" style:display-name="ListLabel 56" style:family="text">
      <style:text-properties style:font-name="Merriweather" fo:font-family="Merriweather" style:font-family-generic="roman" style:font-pitch="variable"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erriweather" fo:font-family="Merriweather"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color="#1155cc" style:font-name="Merriweather" fo:font-family="Merriweather" style:font-family-generic="roman" style:font-pitch="variable" style:text-underline-style="solid" style:text-underline-width="auto" style:text-underline-color="font-color" style:font-name-asian="Merriweather1" style:font-family-asian="Merriweather" style:font-family-generic-asian="system" style:font-pitch-asian="variable" style:font-name-complex="Merriweather1" style:font-family-complex="Merriweather"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officeooo:rsid="0296f426" officeooo:paragraph-rsid="0296f426" style:font-size-asian="12.25pt" style:font-size-complex="14pt"/>
    </style:style>
    <style:style style:name="MP2"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6-03-02T23:07:09.610000000</dc:date>
    <meta:editing-duration>P1DT8H46M46S</meta:editing-duration>
    <meta:editing-cycles>566</meta:editing-cycles>
    <meta:document-statistic meta:table-count="0" meta:image-count="1" meta:object-count="1" meta:page-count="4" meta:paragraph-count="50" meta:word-count="811" meta:character-count="4411" meta:non-whitespace-character-count="36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9mm"/>
    </style:style>
    <style:style style:name="co3" style:family="table-column">
      <style:table-column-properties fo:break-before="auto" style:column-width="33.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fo:font-style="italic" style:font-size-asian="9pt" style:font-style-asian="italic" style:font-size-complex="9pt" style:font-style-complex="italic"/>
    </style:style>
    <style:style style:name="ce2"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style:font-size-asian="9pt" style:font-size-complex="9pt"/>
    </style:style>
    <style:style style:name="ce5"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fo:font-style="italic" style:font-size-asian="9pt" style:font-style-asian="italic" style:font-size-complex="9pt" style:font-style-complex="italic"/>
    </style:style>
    <style:style style:name="ce6" style:family="table-cell" style:parent-style-name="Default">
      <style:table-cell-properties style:text-align-source="fix" style:repeat-content="false" fo:border="0.99pt ridge #000000" style:vertical-align="middle"/>
      <style:paragraph-properties fo:text-align="center" fo:margin-left="0mm"/>
      <style:text-properties style:font-name="Verdana" fo:font-size="9pt" style:font-size-asian="9pt" style:font-size-complex="9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6"/>
        <table:table-column table:style-name="co3" table:default-cell-style-name="ce6"/>
        <table:table-row table:style-name="ro1" table:number-rows-repeated="2">
          <table:table-cell/>
          <table:table-cell table:style-name="Default" table:number-columns-repeated="2"/>
        </table:table-row>
        <table:table-row table:style-name="ro1">
          <table:table-cell/>
          <table:table-cell table:style-name="ce5" office:value-type="string" calcext:value-type="string">
            <text:p>PARTNERSHIP</text:p>
          </table:table-cell>
          <table:table-cell table:style-name="ce5" office:value-type="string" calcext:value-type="string">
            <text:p>SOLITAIRE</text:p>
          </table:table-cell>
        </table:table-row>
        <table:table-row table:style-name="ro1">
          <table:table-cell table:number-columns-repeated="2"/>
          <table:table-cell office:value-type="string" calcext:value-type="string">
            <text:p>Solo 3</text:p>
          </table:table-cell>
        </table:table-row>
        <table:table-row table:style-name="ro1">
          <table:table-cell/>
          <table:table-cell office:value-type="string" calcext:value-type="string">
            <text:p>Duo 4</text:p>
          </table:table-cell>
          <table:table-cell/>
        </table:table-row>
        <table:table-row table:style-name="ro1">
          <table:table-cell table:number-columns-repeated="2"/>
          <table:table-cell office:value-type="string" calcext:value-type="string">
            <text:p>Solo 4</text:p>
          </table:table-cell>
        </table:table-row>
        <table:table-row table:style-name="ro1">
          <table:table-cell/>
          <table:table-cell office:value-type="string" calcext:value-type="string">
            <text:p>Duo 5</text:p>
          </table:table-cell>
          <table:table-cell/>
        </table:table-row>
        <table:table-row table:style-name="ro1">
          <table:table-cell table:number-columns-repeated="2"/>
          <table:table-cell office:value-type="string" calcext:value-type="string">
            <text:p>Solo 5</text:p>
          </table:table-cell>
        </table:table-row>
        <table:table-row table:style-name="ro1">
          <table:table-cell/>
          <table:table-cell office:value-type="string" calcext:value-type="string">
            <text:p>Duo 6</text:p>
          </table:table-cell>
          <table:table-cell/>
        </table:table-row>
        <table:table-row table:style-name="ro1">
          <table:table-cell/>
          <table:table-cell office:value-type="string" calcext:value-type="string">
            <text:p>Three Aces</text:p>
          </table:table-cell>
          <table:table-cell/>
        </table:table-row>
        <table:table-row table:style-name="ro1">
          <table:table-cell table:number-columns-repeated="2"/>
          <table:table-cell office:value-type="string" calcext:value-type="string">
            <text:p>Solo 6</text:p>
          </table:table-cell>
        </table:table-row>
        <table:table-row table:style-name="ro1">
          <table:table-cell/>
          <table:table-cell office:value-type="string" calcext:value-type="string">
            <text:p>Duo 7</text:p>
          </table:table-cell>
          <table:table-cell/>
        </table:table-row>
        <table:table-row table:style-name="ro1">
          <table:table-cell table:number-columns-repeated="2"/>
          <table:table-cell office:value-type="string" calcext:value-type="string">
            <text:p>Small Misere</text:p>
          </table:table-cell>
        </table:table-row>
        <table:table-row table:style-name="ro1">
          <table:table-cell table:number-columns-repeated="2"/>
          <table:table-cell office:value-type="string" calcext:value-type="string">
            <text:p>Piccolo</text:p>
          </table:table-cell>
        </table:table-row>
        <table:table-row table:style-name="ro1">
          <table:table-cell table:number-columns-repeated="2"/>
          <table:table-cell office:value-type="string" calcext:value-type="string">
            <text:p>Misere</text:p>
          </table:table-cell>
        </table:table-row>
        <table:table-row table:style-name="ro1">
          <table:table-cell table:number-columns-repeated="2"/>
          <table:table-cell office:value-type="string" calcext:value-type="string">
            <text:p>Small Slam</text:p>
          </table:table-cell>
        </table:table-row>
        <table:table-row table:style-name="ro1">
          <table:table-cell/>
          <table:table-cell office:value-type="string" calcext:value-type="string">
            <text:p>Duo 8</text:p>
          </table:table-cell>
          <table:table-cell/>
        </table:table-row>
        <table:table-row table:style-name="ro1">
          <table:table-cell table:number-columns-repeated="2"/>
          <table:table-cell office:value-type="string" calcext:value-type="string">
            <text:p>Slam</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7">00/00/0000</text:date>, <text:time style:data-style-name="N2" text:time-value="13:42:03.0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